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8000000080D45F7F9D.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Ubuntu" svg:font-family="Ubunt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4" style:family="table">
      <style:table-properties style:width="7.5715in" fo:margin-left="0.2056in" fo:margin-right="0.1889in" fo:margin-top="0.1965in" fo:margin-bottom="0.1965in" table:align="margins"/>
    </style:style>
    <style:style style:name="Table4.A" style:family="table-column">
      <style:table-column-properties style:column-width="0.559in" style:rel-column-width="4841*"/>
    </style:style>
    <style:style style:name="Table4.B" style:family="table-column">
      <style:table-column-properties style:column-width="7.0125in" style:rel-column-width="60694*"/>
    </style:style>
    <style:style style:name="Table4.A1" style:family="table-cell">
      <style:table-cell-properties fo:padding="0.0382in" fo:border="none"/>
    </style:style>
    <style:style style:name="Table4.B1" style:family="table-cell">
      <style:table-cell-properties fo:padding="0.0382in" fo:border="0.0007in solid #000000"/>
    </style:style>
    <style:style style:name="Table3" style:family="table">
      <style:table-properties style:width="7.5715in" fo:margin-left="0.2056in" fo:margin-right="0.1889in" fo:margin-top="0.1965in" fo:margin-bottom="0.1965in" table:align="margins"/>
    </style:style>
    <style:style style:name="Table3.A" style:family="table-column">
      <style:table-column-properties style:column-width="0.559in" style:rel-column-width="4841*"/>
    </style:style>
    <style:style style:name="Table3.B" style:family="table-column">
      <style:table-column-properties style:column-width="7.0125in" style:rel-column-width="60694*"/>
    </style:style>
    <style:style style:name="Table3.A1" style:family="table-cell">
      <style:table-cell-properties fo:padding="0.0382in" fo:border="none"/>
    </style:style>
    <style:style style:name="Table3.B1" style:family="table-cell">
      <style:table-cell-properties fo:padding="0.0382in" fo:border="0.0007in solid #000000"/>
    </style:style>
    <style:style style:name="Table1" style:family="table">
      <style:table-properties style:width="6.6979in" fo:margin-left="0in" table:align="left" fo:keep-with-next="always"/>
    </style:style>
    <style:style style:name="Table1.A" style:family="table-column">
      <style:table-column-properties style:column-width="2.4375in"/>
    </style:style>
    <style:style style:name="Table1.B" style:family="table-column">
      <style:table-column-properties style:column-width="4.2604in"/>
    </style:style>
    <style:style style:name="Table1.1" style:family="table-row">
      <style:table-row-properties style:min-row-height="2.9792in"/>
    </style:style>
    <style:style style:name="Table1.A1" style:family="table-cell">
      <style:table-cell-properties style:vertical-align="middle" fo:padding="0.0382in" fo:border="none"/>
    </style:style>
    <style:style style:name="Table2" style:family="table">
      <style:table-properties style:width="6.6979in" fo:margin-left="0in" table:align="left" fo:keep-with-next="always"/>
    </style:style>
    <style:style style:name="Table2.A" style:family="table-column">
      <style:table-column-properties style:column-width="2.4375in"/>
    </style:style>
    <style:style style:name="Table2.B" style:family="table-column">
      <style:table-column-properties style:column-width="4.2604in"/>
    </style:style>
    <style:style style:name="Table2.1" style:family="table-row">
      <style:table-row-properties style:min-row-height="2.9792in"/>
    </style:style>
    <style:style style:name="Table2.A1" style:family="table-cell">
      <style:table-cell-properties style:vertical-align="middle" fo:padding="0.0382in" fo:border="none"/>
    </style:style>
    <style:style style:name="P1" style:family="paragraph" style:parent-style-name="Darktable_20_caption">
      <style:paragraph-properties text:number-lines="false" text:line-number="0"/>
    </style:style>
    <style:style style:name="P2" style:family="paragraph" style:parent-style-name="Text_20_body">
      <style:text-properties fo:font-weight="normal" style:font-weight-asian="normal" style:font-weight-complex="normal"/>
    </style:style>
    <style:style style:name="P3" style:family="paragraph" style:parent-style-name="Darktable_20_text">
      <style:text-properties fo:font-weight="normal" style:font-weight-asian="normal" style:font-weight-complex="normal"/>
    </style:style>
    <style:style style:name="P4" style:family="paragraph" style:parent-style-name="Darktable_20_text">
      <style:paragraph-properties fo:margin-top="0in" fo:margin-bottom="0.0835in"/>
    </style:style>
    <style:style style:name="P5" style:family="paragraph" style:parent-style-name="Darktable_20_text">
      <style:paragraph-properties fo:text-align="center" style:justify-single-word="false"/>
      <style:text-properties style:font-name="Courier New"/>
    </style:style>
    <style:style style:name="P6" style:family="paragraph" style:parent-style-name="Darktable_20_text">
      <style:text-properties fo:font-style="normal" style:font-style-asian="normal" style:font-style-complex="normal"/>
    </style:style>
    <style:style style:name="P7" style:family="paragraph" style:parent-style-name="Darktable_20_heading_20_3">
      <style:text-properties fo:font-style="normal" style:font-style-asian="normal" style:font-style-complex="normal"/>
    </style:style>
    <style:style style:name="P8" style:family="paragraph" style:parent-style-name="Darktable_20_caption">
      <style:paragraph-properties text:number-lines="false" text:line-number="0"/>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style="normal" style:font-style-asian="normal" style:font-style-complex="normal"/>
    </style:style>
    <style:style style:name="P11" style:family="paragraph" style:parent-style-name="Darktable_20_text">
      <style:text-properties fo:font-weight="normal" style:font-weight-asian="normal" style:font-weight-complex="normal"/>
    </style:style>
    <style:style style:name="P12" style:family="paragraph" style:parent-style-name="Darktable_20_text">
      <style:paragraph-properties fo:text-align="center" style:justify-single-word="false"/>
      <style:text-properties style:font-name="Courier New"/>
    </style:style>
    <style:style style:name="P13" style:family="paragraph" style:parent-style-name="Darktable_20_text">
      <style:text-properties fo:font-style="normal" style:font-style-asian="normal" style:font-style-complex="normal"/>
    </style:style>
    <style:style style:name="P14" style:family="paragraph" style:parent-style-name="Darktable_20_text">
      <style:text-properties fo:font-style="normal" fo:font-weight="normal" style:font-style-asian="normal" style:font-weight-asian="normal" style:font-style-complex="normal" style:font-weight-complex="normal"/>
    </style:style>
    <style:style style:name="P15" style:family="paragraph" style:parent-style-name="Darktable_20_text">
      <style:paragraph-properties fo:margin-top="0in" fo:margin-bottom="0.0835in"/>
    </style:style>
    <style:style style:name="P16" style:family="paragraph" style:parent-style-name="Darktable_20_text">
      <style:paragraph-properties fo:margin-top="0in" fo:margin-bottom="0.0835in"/>
      <style:text-properties fo:font-size="11pt"/>
    </style:style>
    <style:style style:name="P17" style:family="paragraph" style:parent-style-name="Table_20_Contents">
      <style:text-properties fo:font-size="11pt"/>
    </style:style>
    <style:style style:name="P18" style:family="paragraph" style:parent-style-name="Figure">
      <style:paragraph-properties fo:text-align="center" style:justify-single-word="false"/>
    </style:style>
    <style:style style:name="P19" style:family="paragraph" style:parent-style-name="Darktable_20_heading_20_4">
      <style:text-properties fo:font-size="11pt"/>
    </style:style>
    <style:style style:name="P20" style:family="paragraph" style:parent-style-name="Text_20_body">
      <style:text-properties fo:font-weight="normal" style:font-weight-asian="normal" style:font-weight-complex="normal"/>
    </style:style>
    <style:style style:name="P21" style:family="paragraph" style:parent-style-name="Darktable_20_text">
      <style:text-properties fo:font-weight="normal" style:font-weight-asian="normal" style:font-weight-complex="normal"/>
    </style:style>
    <style:style style:name="P22" style:family="paragraph" style:parent-style-name="Darktable_20_text">
      <style:text-properties fo:font-style="normal" style:font-style-asian="normal" style:font-style-complex="normal"/>
    </style:style>
    <style:style style:name="P23" style:family="paragraph" style:parent-style-name="Darktable_20_text">
      <style:paragraph-properties fo:text-align="center" style:justify-single-word="false"/>
      <style:text-properties style:font-name="Courier New"/>
    </style:style>
    <style:style style:name="P24" style:family="paragraph" style:parent-style-name="Darktable_20_text">
      <style:paragraph-properties fo:margin-top="0in" fo:margin-bottom="0.0835in"/>
    </style:style>
    <style:style style:name="P25" style:family="paragraph" style:parent-style-name="Darktable_20_caption">
      <style:paragraph-properties text:number-lines="false" text:line-number="0"/>
    </style:style>
    <style:style style:name="P26" style:family="paragraph" style:parent-style-name="Darktable_20_heading_20_3">
      <style:text-properties fo:font-style="normal" style:font-style-asian="normal" style:font-style-complex="normal"/>
    </style:style>
    <style:style style:name="P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11pt"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ize="8pt" style:font-size-asian="8pt" style:font-size-complex="8pt"/>
    </style:style>
    <style:style style:name="T9" style:family="text">
      <style:text-properties fo:font-size="8pt" fo:font-style="italic" style:font-size-asian="8pt" style:font-style-asian="italic" style:font-name-complex="Lohit Devanagari1" style:font-size-complex="8pt" style:font-style-complex="italic"/>
    </style:style>
    <style:style style:name="T10" style:family="text">
      <style:text-properties fo:font-weight="normal" style:font-weight-asian="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ize="11pt"/>
    </style:style>
    <style:style style:name="T14" style:family="text">
      <style:text-properties fo:font-size="11pt" fo:font-weight="normal" style:font-weight-asian="normal" style:font-weight-complex="normal"/>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3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3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1965in"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1965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1965in"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1965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1965in" fo:margin-right="0in" fo:margin-top="0in" fo:margin-bottom="0.1965in" style:wrap="dynamic" style:number-wrapped-paragraphs="no-limit" style:vertical-pos="from-top" style:vertical-rel="paragraph" style:horizontal-pos="right" style:horizontal-rel="paragraph" fo:padding="0in" fo:border="none"/>
    </style:style>
    <style:style style:name="fr10" style:family="graphic" style:parent-style-name="Frame">
      <style:graphic-properties fo:margin-left="0in" fo:margin-right="0in" fo:margin-top="0in" fo:margin-bottom="0.1965in" style:run-through="foreground" style:wrap="none" style:vertical-pos="from-top" style:vertical-rel="paragraph" style:horizontal-pos="center" style:horizontal-rel="paragraph" fo:padding="0in" fo:border="none"/>
    </style:style>
    <style:style style:name="fr11" style:family="graphic" style:parent-style-name="Frame">
      <style:graphic-properties fo:margin-left="0in" fo:margin-right="0.1965in" fo:margin-top="0in" fo:margin-bottom="0.0783in" style:run-through="foreground" style:wrap="parallel" style:number-wrapped-paragraphs="no-limit" style:vertical-pos="from-top" style:vertical-rel="paragraph" style:horizontal-pos="from-left" style:horizontal-rel="paragraph" fo:padding="0in" fo:border="none"/>
    </style:style>
    <style:style style:name="fr12" style:family="graphic" style:parent-style-name="Frame">
      <style:graphic-properties fo:margin-left="0in" fo:margin-right="0.1965in" fo:margin-top="0.0783in" fo:margin-bottom="0.1965in" style:run-through="foreground" style:wrap="none" style:vertical-pos="from-top" style:vertical-rel="paragraph" style:horizontal-pos="center" style:horizontal-rel="paragraph" fo:padding="0in" fo:border="none"/>
    </style:style>
    <style:style style:name="fr13" style:family="graphic" style:parent-style-name="Frame">
      <style:graphic-properties fo:margin-left="0in" fo:margin-right="0in" fo:margin-top="0in" fo:margin-bottom="0.1181in" style:run-through="foreground" style:wrap="none" style:vertical-pos="top" style:vertical-rel="paragraph" style:horizontal-pos="center" style:horizontal-rel="paragraph" fo:padding="0in" fo:border="none"/>
    </style:style>
    <style:style style:name="fr14" style:family="graphic" style:parent-style-name="Frame">
      <style:graphic-properties fo:margin-left="0in" fo:margin-right="0in" fo:margin-top="0in" fo:margin-bottom="0.1965in" style:wrap="dynamic" style:number-wrapped-paragraphs="no-limit" style:vertical-pos="top" style:vertical-rel="paragraph" style:horizontal-pos="center" style:horizontal-rel="paragraph" fo:padding="0in" fo:border="none"/>
    </style:style>
    <style:style style:name="fr15" style:family="graphic" style:parent-style-name="Frame">
      <style:graphic-properties fo:margin-left="0in" fo:margin-right="0.1181in" fo:margin-top="0in" fo:margin-bottom="0.1965in" style:run-through="foreground" style:wrap="none" style:vertical-pos="from-top" style:vertical-rel="paragraph" style:horizontal-pos="from-left" style:horizontal-rel="paragraph" fo:padding="0in" fo:border="none"/>
    </style:style>
    <style:style style:name="fr16" style:family="graphic" style:parent-style-name="Frame">
      <style:graphic-properties fo:margin-left="0in" fo:margin-right="0in" fo:margin-top="0in" fo:margin-bottom="0.1965in" style:wrap="none" style:vertical-pos="from-top" style:vertical-rel="paragraph" style:horizontal-pos="center" style:horizontal-rel="paragraph" fo:background-color="transparent" style:background-transparency="100%" fo:padding="0in" fo:border="none" style:shadow="none">
        <style:background-image/>
      </style:graphic-properties>
    </style:style>
    <style:style style:name="fr17" style:family="graphic" style:parent-style-name="Frame">
      <style:graphic-properties fo:margin-left="0in" fo:margin-right="0in" fo:margin-top="0in" fo:margin-bottom="0.1965in" style:wrap="none" style:vertical-pos="from-top" style:vertical-rel="paragraph" style:horizontal-pos="from-left" style:horizontal-rel="paragraph" fo:padding="0in" fo:border="none"/>
    </style:style>
    <style:style style:name="fr18" style:family="graphic" style:parent-style-name="Frame">
      <style:graphic-properties fo:margin-left="0in" fo:margin-right="0.1965in" fo:margin-top="0in" fo:margin-bottom="0.1181in" style:wrap="dynamic" style:number-wrapped-paragraphs="no-limit" style:vertical-pos="from-top" style:vertical-rel="paragraph" style:horizontal-pos="from-left" style:horizontal-rel="paragraph" fo:padding="0in" fo:border="none"/>
    </style:style>
    <style:style style:name="fr19" style:family="graphic" style:parent-style-name="Frame">
      <style:graphic-properties fo:margin-left="0in" fo:margin-right="0in" fo:margin-top="0in" fo:margin-bottom="0.1181in" style:run-through="foreground" style:wrap="none" style:vertical-pos="from-top" style:vertical-rel="paragraph" style:horizontal-pos="from-left" style:horizontal-rel="paragraph" fo:padding="0in" fo:border="none"/>
    </style:style>
    <style:style style:name="fr20" style:family="graphic" style:parent-style-name="Graphics">
      <style:graphic-properties style:run-through="foreground" style:wrap="none" style:vertical-pos="bottom"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run-through="background" style:wrap="run-through" style:number-wrapped-paragraphs="no-limit"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run-through="background" style:wrap="run-through" style:number-wrapped-paragraphs="no-limit"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run-through="back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tracked-changes>
        <text:changed-region xml:id="ct41900880" text:id="ct41900880">
          <text:deletion>
            <office:change-info>
              <dc:creator>Stefano Fornari</dc:creator>
              <dc:date>2011-06-11T14:42:00</dc:date>
            </office:change-info>
            <text:p text:style-name="Darktable_20_caption">, image taken from <text:a xlink:type="simple" xlink:href="http://en.wikipedia.org/wiki/Electromagnetic_spectrum">http://en.wikipedia.org/wiki/Electromagnetic_spectrum</text:a>, uploaded </text:p>
          </text:deletion>
        </text:changed-region>
        <text:changed-region xml:id="ct41902992" text:id="ct41902992">
          <text:insertion>
            <office:change-info>
              <dc:creator>Stefano Fornari</dc:creator>
              <dc:date>2011-06-11T14:42:00</dc:date>
            </office:change-info>
          </text:insertion>
        </text:changed-region>
        <text:changed-region xml:id="ct41904368" text:id="ct41904368">
          <text:insertion>
            <office:change-info>
              <dc:creator>Stefano Fornari</dc:creator>
              <dc:date>2011-06-11T14:43:00</dc:date>
            </office:change-info>
          </text:insertion>
        </text:changed-region>
        <text:changed-region xml:id="ct41905392" text:id="ct41905392">
          <text:format-change>
            <office:change-info>
              <dc:creator>Stefano Fornari</dc:creator>
              <dc:date>2011-06-11T14:43:00</dc:date>
            </office:change-info>
          </text:format-change>
        </text:changed-region>
        <text:changed-region xml:id="ct41905584" text:id="ct41905584">
          <text:deletion>
            <office:change-info>
              <dc:creator>Stefano Fornari</dc:creator>
              <dc:date>2011-06-11T14:42:00</dc:date>
            </office:change-info>
            <text:p text:style-name="Darktable_20_caption"><text:span text:style-name="T2">the user </text:span></text:p>
          </text:deletion>
        </text:changed-region>
        <text:changed-region xml:id="ct41906768" text:id="ct41906768">
          <text:format-change>
            <office:change-info>
              <dc:creator>Stefano Fornari</dc:creator>
              <dc:date>2011-06-11T14:43:00</dc:date>
            </office:change-info>
          </text:format-change>
        </text:changed-region>
        <text:changed-region xml:id="ct41907872" text:id="ct41907872">
          <text:insertion>
            <office:change-info>
              <dc:creator>Stefano Fornari</dc:creator>
              <dc:date>2011-06-11T14:43:00</dc:date>
            </office:change-info>
          </text:insertion>
        </text:changed-region>
        <text:changed-region xml:id="ct41849232" text:id="ct41849232">
          <text:deletion>
            <office:change-info>
              <dc:creator>Stefano Fornari</dc:creator>
              <dc:date>2011-06-11T14:47:00</dc:date>
            </office:change-info>
            <text:p text:style-name="Darktable_20_caption">, image taken from <text:a xlink:type="simple" xlink:href="http://en.wikipedia.org/wiki/Eye">http://en.wikipedia.org/wiki/Eye</text:a> , by user Rhcastilhos</text:p>
          </text:deletion>
        </text:changed-region>
        <text:changed-region xml:id="ct41903728" text:id="ct41903728">
          <text:deletion>
            <office:change-info>
              <dc:creator>Stefano Fornari</dc:creator>
              <dc:date>2011-06-11T14:59:00</dc:date>
            </office:change-info>
            <text:p text:style-name="P1">, image taken from http://en.wikipedia.org/wiki/Color_filter_array by</text:p>
          </text:deletion>
        </text:changed-region>
        <text:changed-region xml:id="ct41502448" text:id="ct41502448">
          <text:insertion>
            <office:change-info>
              <dc:creator>Stefano Fornari</dc:creator>
              <dc:date>2011-06-11T14:59:00</dc:date>
            </office:change-info>
          </text:insertion>
        </text:changed-region>
        <text:changed-region xml:id="ct41886400" text:id="ct41886400">
          <text:insertion>
            <office:change-info>
              <dc:creator>Stefano Fornari</dc:creator>
              <dc:date>2011-06-11T15:00:00</dc:date>
            </office:change-info>
          </text:insertion>
        </text:changed-region>
        <text:changed-region xml:id="ct41929168" text:id="ct41929168">
          <text:format-change>
            <office:change-info>
              <dc:creator>Stefano Fornari</dc:creator>
              <dc:date>2011-06-11T15:00:00</dc:date>
            </office:change-info>
          </text:format-change>
        </text:changed-region>
        <text:changed-region xml:id="ct41930720" text:id="ct41930720">
          <text:insertion>
            <office:change-info>
              <dc:creator>Stefano Fornari</dc:creator>
              <dc:date>2011-06-11T16:24:00</dc:date>
            </office:change-info>
          </text:insertion>
        </text:changed-region>
        <text:changed-region xml:id="ct41693760" text:id="ct41693760">
          <text:deletion>
            <office:change-info>
              <dc:creator>Stefano Fornari</dc:creator>
              <dc:date>2011-06-11T15:21:00</dc:date>
            </office:change-info>
            <text:p text:style-name="Darktable_20_caption">, see on the right panel the monochrome tab, which isn't activated yet</text:p>
          </text:deletion>
        </text:changed-region>
        <text:changed-region xml:id="ct43072064" text:id="ct43072064">
          <text:insertion>
            <office:change-info>
              <dc:creator>Mario Latronico</dc:creator>
              <dc:date>2011-07-18T23:50:00</dc:date>
            </office:change-info>
          </text:insertion>
        </text:changed-region>
        <text:changed-region xml:id="ct41981600" text:id="ct41981600">
          <text:insertion>
            <office:change-info>
              <dc:creator>Mario Latronico</dc:creator>
              <dc:date>2011-07-18T23:43:00</dc:date>
            </office:change-info>
          </text:insertion>
        </text:changed-region>
        <text:changed-region xml:id="ct41963120" text:id="ct41963120">
          <text:insertion>
            <office:change-info>
              <dc:creator>Mario Latronico</dc:creator>
              <dc:date>2011-07-18T23:43:00</dc:date>
            </office:change-info>
          </text:insertion>
        </text:changed-region>
        <text:changed-region xml:id="ct41969744" text:id="ct41969744">
          <text:deletion>
            <office:change-info>
              <dc:creator>Mario Latronico</dc:creator>
              <dc:date>2011-07-18T23:43:00</dc:date>
            </office:change-info>
            <text:p text:style-name="Darktable_20_caption">film for </text:p>
          </text:deletion>
        </text:changed-region>
        <text:changed-region xml:id="ct41969936" text:id="ct41969936">
          <text:deletion>
            <office:change-info>
              <dc:creator>Mario Latronico</dc:creator>
              <dc:date>2011-07-18T23:39:00</dc:date>
            </office:change-info>
            <text:p text:style-name="Darktable_20_caption">ily </text:p>
          </text:deletion>
        </text:changed-region>
        <text:changed-region xml:id="ct41977648" text:id="ct41977648">
          <text:insertion>
            <office:change-info>
              <dc:creator>Mario Latronico</dc:creator>
              <dc:date>2011-07-18T23:39:00</dc:date>
            </office:change-info>
          </text:insertion>
        </text:changed-region>
        <text:changed-region xml:id="ct41977984" text:id="ct41977984">
          <text:insertion>
            <office:change-info>
              <dc:creator>Mario Latronico</dc:creator>
              <dc:date>2011-07-18T23:43:00</dc:date>
            </office:change-info>
          </text:insertion>
        </text:changed-region>
        <text:changed-region xml:id="ct41967728" text:id="ct41967728">
          <text:deletion>
            <office:change-info>
              <dc:creator>Mario Latronico</dc:creator>
              <dc:date>2011-07-18T23:43:00</dc:date>
            </office:change-info>
            <text:p text:style-name="Darktable_20_caption">with </text:p>
          </text:deletion>
        </text:changed-region>
        <text:changed-region xml:id="ct41967920" text:id="ct41967920">
          <text:insertion>
            <office:change-info>
              <dc:creator>Mario Latronico</dc:creator>
              <dc:date>2011-07-18T23:43:00</dc:date>
            </office:change-info>
          </text:insertion>
        </text:changed-region>
        <text:changed-region xml:id="ct52896880" text:id="ct52896880">
          <text:insertion>
            <office:change-info>
              <dc:creator>Mario Latronico</dc:creator>
              <dc:date>2011-07-18T23:49:00</dc:date>
            </office:change-info>
          </text:insertion>
        </text:changed-region>
        <text:changed-region xml:id="ct42046848" text:id="ct42046848">
          <text:deletion>
            <office:change-info>
              <dc:creator>Stefano Fornari</dc:creator>
              <dc:date>2011-07-14T22:38:00</dc:date>
            </office:change-info>
            <text:p text:style-name="Darktable_20_caption"/>
            <text:p text:style-name="Darktable_20_caption"/>
          </text:deletion>
        </text:changed-region>
        <text:changed-region xml:id="ct41769904" text:id="ct41769904">
          <text:insertion>
            <office:change-info>
              <dc:creator>Stefano Fornari</dc:creator>
              <dc:date>2011-06-11T14:29:00</dc:date>
            </office:change-info>
          </text:insertion>
        </text:changed-region>
        <text:changed-region xml:id="ct41767296" text:id="ct41767296">
          <text:deletion>
            <office:change-info>
              <dc:creator>Stefano Fornari</dc:creator>
              <dc:date>2011-06-11T14:29:00</dc:date>
            </office:change-info>
            <text:p text:style-name="P2">n</text:p>
          </text:deletion>
        </text:changed-region>
        <text:changed-region xml:id="ct41766064" text:id="ct41766064">
          <text:insertion>
            <office:change-info>
              <dc:creator>Stefano Fornari</dc:creator>
              <dc:date>2011-06-11T14:29:00</dc:date>
            </office:change-info>
          </text:insertion>
        </text:changed-region>
        <text:changed-region xml:id="ct41763952" text:id="ct41763952">
          <text:deletion>
            <office:change-info>
              <dc:creator>Stefano Fornari</dc:creator>
              <dc:date>2011-06-11T14:31:00</dc:date>
            </office:change-info>
            <text:p text:style-name="P2">s</text:p>
          </text:deletion>
        </text:changed-region>
        <text:changed-region xml:id="ct41853056" text:id="ct41853056">
          <text:deletion>
            <office:change-info>
              <dc:creator>Stefano Fornari</dc:creator>
              <dc:date>2011-06-11T14:32:00</dc:date>
            </office:change-info>
            <text:p text:style-name="P2">For any reason, t</text:p>
          </text:deletion>
        </text:changed-region>
        <text:changed-region xml:id="ct41788896" text:id="ct41788896">
          <text:insertion>
            <office:change-info>
              <dc:creator>Stefano Fornari</dc:creator>
              <dc:date>2011-06-11T14:32:00</dc:date>
            </office:change-info>
          </text:insertion>
        </text:changed-region>
        <text:changed-region xml:id="ct41802752" text:id="ct41802752">
          <text:insertion>
            <office:change-info>
              <dc:creator>Stefano Fornari</dc:creator>
              <dc:date>2011-06-11T14:32:00</dc:date>
            </office:change-info>
          </text:insertion>
        </text:changed-region>
        <text:changed-region xml:id="ct41802288" text:id="ct41802288">
          <text:deletion>
            <office:change-info>
              <dc:creator>Stefano Fornari</dc:creator>
              <dc:date>2011-06-11T14:32:00</dc:date>
            </office:change-info>
            <text:p text:style-name="P2">do </text:p>
          </text:deletion>
        </text:changed-region>
        <text:changed-region xml:id="ct41818128" text:id="ct41818128">
          <text:deletion>
            <office:change-info>
              <dc:creator>Stefano Fornari</dc:creator>
              <dc:date>2011-06-11T14:32:00</dc:date>
            </office:change-info>
            <text:p text:style-name="P2">s</text:p>
          </text:deletion>
        </text:changed-region>
        <text:changed-region xml:id="ct41849696" text:id="ct41849696">
          <text:deletion>
            <office:change-info>
              <dc:creator>Stefano Fornari</dc:creator>
              <dc:date>2011-06-11T14:43:00</dc:date>
            </office:change-info>
            <text:p text:style-name="P3"/>
            <text:p text:style-name="P3"/>
            <text:p text:style-name="P3"/>
          </text:deletion>
        </text:changed-region>
        <text:changed-region xml:id="ct41846832" text:id="ct41846832">
          <text:insertion>
            <office:change-info>
              <dc:creator>Stefano Fornari</dc:creator>
              <dc:date>2011-06-11T14:44:00</dc:date>
            </office:change-info>
          </text:insertion>
        </text:changed-region>
        <text:changed-region xml:id="ct41847024" text:id="ct41847024">
          <text:insertion>
            <office:change-info>
              <dc:creator>Stefano Fornari</dc:creator>
              <dc:date>2011-06-11T14:52:00</dc:date>
            </office:change-info>
          </text:insertion>
        </text:changed-region>
        <text:changed-region xml:id="ct41908304" text:id="ct41908304">
          <text:insertion>
            <office:change-info>
              <dc:creator>Stefano Fornari</dc:creator>
              <dc:date>2011-06-11T14:53:00</dc:date>
            </office:change-info>
          </text:insertion>
        </text:changed-region>
        <text:changed-region xml:id="ct41884624" text:id="ct41884624">
          <text:deletion>
            <office:change-info>
              <dc:creator>Stefano Fornari</dc:creator>
              <dc:date>2011-06-11T14:51:00</dc:date>
            </office:change-info>
            <text:p text:style-name="Darktable_20_text"><text:span text:style-name="T3"/></text:p>
            <text:p text:style-name="Darktable_20_text"><text:span text:style-name="T3"/></text:p>
          </text:deletion>
        </text:changed-region>
        <text:changed-region xml:id="ct41890080" text:id="ct41890080">
          <text:deletion>
            <office:change-info>
              <dc:creator>Stefano Fornari</dc:creator>
              <dc:date>2011-06-11T14:53:00</dc:date>
            </office:change-info>
            <text:p text:style-name="P4">one</text:p>
          </text:deletion>
        </text:changed-region>
        <text:changed-region xml:id="ct41901984" text:id="ct41901984">
          <text:insertion>
            <office:change-info>
              <dc:creator>Stefano Fornari</dc:creator>
              <dc:date>2011-06-11T14:53:00</dc:date>
            </office:change-info>
          </text:insertion>
        </text:changed-region>
        <text:changed-region xml:id="ct41908064" text:id="ct41908064">
          <text:deletion>
            <office:change-info>
              <dc:creator>Stefano Fornari</dc:creator>
              <dc:date>2011-06-11T14:54:00</dc:date>
            </office:change-info>
            <text:p text:style-name="Darktable_20_heading_20_3"/>
            <text:p text:style-name="Darktable_20_heading_20_3"/>
          </text:deletion>
        </text:changed-region>
        <text:changed-region xml:id="ct41889744" text:id="ct41889744">
          <text:deletion>
            <office:change-info>
              <dc:creator>Stefano Fornari</dc:creator>
              <dc:date>2011-06-11T14:55:00</dc:date>
            </office:change-info>
            <text:p text:style-name="Darktable_20_text"><text:span text:style-name="T3"><text:s/></text:span></text:p>
          </text:deletion>
        </text:changed-region>
        <text:changed-region xml:id="ct41905200" text:id="ct41905200">
          <text:deletion>
            <office:change-info>
              <dc:creator>Stefano Fornari</dc:creator>
              <dc:date>2011-06-11T14:55:00</dc:date>
            </office:change-info>
            <text:p text:style-name="Darktable_20_text"><text:span text:style-name="T3">in</text:span></text:p>
          </text:deletion>
        </text:changed-region>
        <text:changed-region xml:id="ct41908880" text:id="ct41908880">
          <text:insertion>
            <office:change-info>
              <dc:creator>Stefano Fornari</dc:creator>
              <dc:date>2011-06-11T14:55:00</dc:date>
            </office:change-info>
          </text:insertion>
        </text:changed-region>
        <text:changed-region xml:id="ct41889504" text:id="ct41889504">
          <text:insertion>
            <office:change-info>
              <dc:creator>Stefano Fornari</dc:creator>
              <dc:date>2011-06-11T14:56:00</dc:date>
            </office:change-info>
          </text:insertion>
        </text:changed-region>
        <text:changed-region xml:id="ct41916000" text:id="ct41916000">
          <text:deletion>
            <office:change-info>
              <dc:creator>Stefano Fornari</dc:creator>
              <dc:date>2011-06-11T14:56:00</dc:date>
            </office:change-info>
            <text:p text:style-name="Darktable_20_text"><text:span text:style-name="T3"><text:s/>there is another object,</text:span></text:p>
          </text:deletion>
        </text:changed-region>
        <text:changed-region xml:id="ct41922720" text:id="ct41922720">
          <text:deletion>
            <office:change-info>
              <dc:creator>Stefano Fornari</dc:creator>
              <dc:date>2011-06-11T14:57:00</dc:date>
            </office:change-info>
            <text:p text:style-name="Darktable_20_text"><text:span text:style-name="T4">, like the in </text:span><text:span text:style-name="T4"><text:sequence-ref text:reference-format="category-and-value" text:ref-name="refFigure3">Figure 4</text:sequence-ref></text:span></text:p>
          </text:deletion>
        </text:changed-region>
        <text:changed-region xml:id="ct41924208" text:id="ct41924208">
          <text:deletion>
            <office:change-info>
              <dc:creator>Stefano Fornari</dc:creator>
              <dc:date>2011-06-11T14:58:00</dc:date>
            </office:change-info>
            <text:p text:style-name="Darktable_20_text"><text:span text:style-name="T4"><text:s/></text:span></text:p>
          </text:deletion>
        </text:changed-region>
        <text:changed-region xml:id="ct41925296" text:id="ct41925296">
          <text:insertion>
            <office:change-info>
              <dc:creator>Stefano Fornari</dc:creator>
              <dc:date>2011-06-11T14:57:00</dc:date>
            </office:change-info>
          </text:insertion>
        </text:changed-region>
        <text:changed-region xml:id="ct41926656" text:id="ct41926656">
          <text:deletion>
            <office:change-info>
              <dc:creator>Stefano Fornari</dc:creator>
              <dc:date>2011-06-11T14:58:00</dc:date>
            </office:change-info>
            <text:p text:style-name="Darktable_20_text"><text:span text:style-name="T4"><text:s/></text:span></text:p>
          </text:deletion>
        </text:changed-region>
        <text:changed-region xml:id="ct41927696" text:id="ct41927696">
          <text:insertion>
            <office:change-info>
              <dc:creator>Stefano Fornari</dc:creator>
              <dc:date>2011-06-11T14:58:00</dc:date>
            </office:change-info>
          </text:insertion>
        </text:changed-region>
        <text:changed-region xml:id="ct41935456" text:id="ct41935456">
          <text:insertion>
            <office:change-info>
              <dc:creator>Stefano Fornari</dc:creator>
              <dc:date>2011-06-11T14:58:00</dc:date>
            </office:change-info>
          </text:insertion>
        </text:changed-region>
        <text:changed-region xml:id="ct41934944" text:id="ct41934944">
          <text:deletion>
            <office:change-info>
              <dc:creator>Stefano Fornari</dc:creator>
              <dc:date>2011-07-14T22:30:00</dc:date>
            </office:change-info>
            <text:p text:style-name="Darktable_20_heading_20_3">B</text:p>
          </text:deletion>
        </text:changed-region>
        <text:changed-region xml:id="ct41934448" text:id="ct41934448">
          <text:insertion>
            <office:change-info>
              <dc:creator>Stefano Fornari</dc:creator>
              <dc:date>2011-07-14T22:30:00</dc:date>
            </office:change-info>
          </text:insertion>
        </text:changed-region>
        <text:changed-region xml:id="ct41930912" text:id="ct41930912">
          <text:deletion>
            <office:change-info>
              <dc:creator>Stefano Fornari</dc:creator>
              <dc:date>2011-07-14T22:30:00</dc:date>
            </office:change-info>
            <text:p text:style-name="Darktable_20_heading_20_3">W</text:p>
          </text:deletion>
        </text:changed-region>
        <text:changed-region xml:id="ct41467792" text:id="ct41467792">
          <text:insertion>
            <office:change-info>
              <dc:creator>Stefano Fornari</dc:creator>
              <dc:date>2011-07-14T22:30:00</dc:date>
            </office:change-info>
          </text:insertion>
        </text:changed-region>
        <text:changed-region xml:id="ct41472304" text:id="ct41472304">
          <text:insertion>
            <office:change-info>
              <dc:creator>Stefano Fornari</dc:creator>
              <dc:date>2011-06-11T15:06:00</dc:date>
            </office:change-info>
          </text:insertion>
        </text:changed-region>
        <text:changed-region xml:id="ct41930304" text:id="ct41930304">
          <text:insertion>
            <office:change-info>
              <dc:creator>Stefano Fornari</dc:creator>
              <dc:date>2011-06-11T15:09:00</dc:date>
            </office:change-info>
          </text:insertion>
        </text:changed-region>
        <text:changed-region xml:id="ct41922912" text:id="ct41922912">
          <text:deletion>
            <office:change-info>
              <dc:creator>Stefano Fornari</dc:creator>
              <dc:date>2011-06-11T15:09:00</dc:date>
            </office:change-info>
            <text:p text:style-name="Darktable_20_text"><text:span text:style-name="T3"/></text:p>
            <text:p text:style-name="Darktable_20_text"><text:span text:style-name="T3"/></text:p>
          </text:deletion>
        </text:changed-region>
        <text:changed-region xml:id="ct41931216" text:id="ct41931216">
          <text:deletion>
            <office:change-info>
              <dc:creator>Stefano Fornari</dc:creator>
              <dc:date>2011-06-11T15:02:00</dc:date>
            </office:change-info>
            <text:p text:style-name="Darktable_20_text"><text:span text:style-name="T3"/></text:p>
            <text:p text:style-name="P3"><text:span text:style-name="T3"/></text:p>
          </text:deletion>
        </text:changed-region>
        <text:changed-region xml:id="ct41926016" text:id="ct41926016">
          <text:deletion>
            <office:change-info>
              <dc:creator>Stefano Fornari</dc:creator>
              <dc:date>2011-06-11T15:09:00</dc:date>
            </office:change-info>
            <text:p text:style-name="P3">So, why are we interested in color if this workflow is about black and white ?</text:p>
            <text:p text:style-name="Text_20_body"><text:span text:style-name="T3">Because, as anticipated previously, </text:span></text:p>
          </text:deletion>
        </text:changed-region>
        <text:changed-region xml:id="ct41923104" text:id="ct41923104">
          <text:insertion>
            <office:change-info>
              <dc:creator>Stefano Fornari</dc:creator>
              <dc:date>2011-06-11T15:10:00</dc:date>
            </office:change-info>
          </text:insertion>
        </text:changed-region>
        <text:changed-region xml:id="ct41904688" text:id="ct41904688">
          <text:deletion>
            <office:change-info>
              <dc:creator>Stefano Fornari</dc:creator>
              <dc:date>2011-06-11T15:10:00</dc:date>
            </office:change-info>
            <text:p text:style-name="Text_20_body"><text:span text:style-name="T3">every </text:span></text:p>
          </text:deletion>
        </text:changed-region>
        <text:changed-region xml:id="ct41926848" text:id="ct41926848">
          <text:insertion>
            <office:change-info>
              <dc:creator>Stefano Fornari</dc:creator>
              <dc:date>2011-06-11T15:10:00</dc:date>
            </office:change-info>
          </text:insertion>
        </text:changed-region>
        <text:changed-region xml:id="ct41927040" text:id="ct41927040">
          <text:insertion>
            <office:change-info>
              <dc:creator>Stefano Fornari</dc:creator>
              <dc:date>2011-06-11T15:10:00</dc:date>
            </office:change-info>
          </text:insertion>
        </text:changed-region>
        <text:changed-region xml:id="ct41471744" text:id="ct41471744">
          <text:deletion>
            <office:change-info>
              <dc:creator>Stefano Fornari</dc:creator>
              <dc:date>2011-06-11T15:10:00</dc:date>
            </office:change-info>
            <text:p text:style-name="Text_20_body"><text:span text:style-name="T3">is shot </text:span></text:p>
          </text:deletion>
        </text:changed-region>
        <text:changed-region xml:id="ct41907392" text:id="ct41907392">
          <text:insertion>
            <office:change-info>
              <dc:creator>Stefano Fornari</dc:creator>
              <dc:date>2011-06-11T15:10:00</dc:date>
            </office:change-info>
          </text:insertion>
        </text:changed-region>
        <text:changed-region xml:id="ct41928336" text:id="ct41928336">
          <text:insertion>
            <office:change-info>
              <dc:creator>Stefano Fornari</dc:creator>
              <dc:date>2011-06-11T15:10:00</dc:date>
            </office:change-info>
          </text:insertion>
        </text:changed-region>
        <text:changed-region xml:id="ct41938208" text:id="ct41938208">
          <text:deletion>
            <office:change-info>
              <dc:creator>Stefano Fornari</dc:creator>
              <dc:date>2011-06-11T15:10:00</dc:date>
            </office:change-info>
            <text:p text:style-name="Text_20_body"><text:span text:style-name="T3">, and then it is converted to black and white by various means. Let's do it with darktable !!</text:span></text:p>
          </text:deletion>
        </text:changed-region>
        <text:changed-region xml:id="ct41939424" text:id="ct41939424">
          <text:insertion>
            <office:change-info>
              <dc:creator>Stefano Fornari</dc:creator>
              <dc:date>2011-06-11T15:10:00</dc:date>
            </office:change-info>
          </text:insertion>
        </text:changed-region>
        <text:changed-region xml:id="ct41938848" text:id="ct41938848">
          <text:insertion>
            <office:change-info>
              <dc:creator>Stefano Fornari</dc:creator>
              <dc:date>2011-06-11T15:11:00</dc:date>
            </office:change-info>
          </text:insertion>
        </text:changed-region>
        <text:changed-region xml:id="ct41940480" text:id="ct41940480">
          <text:insertion>
            <office:change-info>
              <dc:creator>Stefano Fornari</dc:creator>
              <dc:date>2011-07-13T23:35:00</dc:date>
            </office:change-info>
          </text:insertion>
        </text:changed-region>
        <text:changed-region xml:id="ct41941552" text:id="ct41941552">
          <text:insertion>
            <office:change-info>
              <dc:creator>Stefano Fornari</dc:creator>
              <dc:date>2011-07-13T23:37:00</dc:date>
            </office:change-info>
          </text:insertion>
        </text:changed-region>
        <text:changed-region xml:id="ct41943632" text:id="ct41943632">
          <text:insertion>
            <office:change-info>
              <dc:creator>Stefano Fornari</dc:creator>
              <dc:date>2011-07-13T23:38:00</dc:date>
            </office:change-info>
          </text:insertion>
        </text:changed-region>
        <text:changed-region xml:id="ct41942928" text:id="ct41942928">
          <text:insertion>
            <office:change-info>
              <dc:creator>Stefano Fornari</dc:creator>
              <dc:date>2011-07-13T23:36:00</dc:date>
            </office:change-info>
          </text:insertion>
        </text:changed-region>
        <text:changed-region xml:id="ct41685392" text:id="ct41685392">
          <text:insertion>
            <office:change-info>
              <dc:creator>Stefano Fornari</dc:creator>
              <dc:date>2011-07-13T23:41:00</dc:date>
            </office:change-info>
          </text:insertion>
        </text:changed-region>
        <text:changed-region xml:id="ct41528896" text:id="ct41528896">
          <text:insertion>
            <office:change-info>
              <dc:creator>Stefano Fornari</dc:creator>
              <dc:date>2011-07-13T23:48:00</dc:date>
            </office:change-info>
          </text:insertion>
        </text:changed-region>
        <text:changed-region xml:id="ct41907584" text:id="ct41907584">
          <text:insertion>
            <office:change-info>
              <dc:creator>Stefano Fornari</dc:creator>
              <dc:date>2011-07-14T21:45:00</dc:date>
            </office:change-info>
          </text:insertion>
        </text:changed-region>
        <text:changed-region xml:id="ct41471936" text:id="ct41471936">
          <text:insertion>
            <office:change-info>
              <dc:creator>Stefano Fornari</dc:creator>
              <dc:date>2011-07-14T21:46:00</dc:date>
            </office:change-info>
          </text:insertion>
        </text:changed-region>
        <text:changed-region xml:id="ct41680880" text:id="ct41680880">
          <text:insertion>
            <office:change-info>
              <dc:creator>Stefano Fornari</dc:creator>
              <dc:date>2011-07-14T22:02:00</dc:date>
            </office:change-info>
          </text:insertion>
        </text:changed-region>
        <text:changed-region xml:id="ct41688352" text:id="ct41688352">
          <text:insertion>
            <office:change-info>
              <dc:creator>Stefano Fornari</dc:creator>
              <dc:date>2011-07-14T22:03:00</dc:date>
            </office:change-info>
          </text:insertion>
        </text:changed-region>
        <text:changed-region xml:id="ct41679888" text:id="ct41679888">
          <text:insertion>
            <office:change-info>
              <dc:creator>Stefano Fornari</dc:creator>
              <dc:date>2011-07-14T22:04:00</dc:date>
            </office:change-info>
          </text:insertion>
        </text:changed-region>
        <text:changed-region xml:id="ct41938400" text:id="ct41938400">
          <text:insertion>
            <office:change-info>
              <dc:creator>Stefano Fornari</dc:creator>
              <dc:date>2011-07-14T22:05:00</dc:date>
            </office:change-info>
          </text:insertion>
        </text:changed-region>
        <text:changed-region xml:id="ct41939040" text:id="ct41939040">
          <text:insertion>
            <office:change-info>
              <dc:creator>Stefano Fornari</dc:creator>
              <dc:date>2011-07-14T22:06:00</dc:date>
            </office:change-info>
          </text:insertion>
        </text:changed-region>
        <text:changed-region xml:id="ct41934160" text:id="ct41934160">
          <text:insertion>
            <office:change-info>
              <dc:creator>Stefano Fornari</dc:creator>
              <dc:date>2011-07-14T22:07:00</dc:date>
            </office:change-info>
          </text:insertion>
        </text:changed-region>
        <text:changed-region xml:id="ct41941216" text:id="ct41941216">
          <text:insertion>
            <office:change-info>
              <dc:creator>Stefano Fornari</dc:creator>
              <dc:date>2011-07-14T22:08:00</dc:date>
            </office:change-info>
          </text:insertion>
        </text:changed-region>
        <text:changed-region xml:id="ct41685760" text:id="ct41685760">
          <text:insertion>
            <office:change-info>
              <dc:creator>Stefano Fornari</dc:creator>
              <dc:date>2011-07-14T22:09:00</dc:date>
            </office:change-info>
          </text:insertion>
        </text:changed-region>
        <text:changed-region xml:id="ct41927888" text:id="ct41927888">
          <text:insertion>
            <office:change-info>
              <dc:creator>Stefano Fornari</dc:creator>
              <dc:date>2011-07-14T22:10:00</dc:date>
            </office:change-info>
          </text:insertion>
        </text:changed-region>
        <text:changed-region xml:id="ct41924720" text:id="ct41924720">
          <text:insertion>
            <office:change-info>
              <dc:creator>Stefano Fornari</dc:creator>
              <dc:date>2011-07-14T22:11:00</dc:date>
            </office:change-info>
          </text:insertion>
        </text:changed-region>
        <text:changed-region xml:id="ct41924496" text:id="ct41924496">
          <text:insertion>
            <office:change-info>
              <dc:creator>Stefano Fornari</dc:creator>
              <dc:date>2011-07-14T22:12:00</dc:date>
            </office:change-info>
          </text:insertion>
        </text:changed-region>
        <text:changed-region xml:id="ct41924912" text:id="ct41924912">
          <text:format-change>
            <office:change-info>
              <dc:creator>Stefano Fornari</dc:creator>
              <dc:date>2011-06-11T15:18:00</dc:date>
            </office:change-info>
          </text:format-change>
        </text:changed-region>
        <text:changed-region xml:id="ct41946768" text:id="ct41946768">
          <text:insertion>
            <office:change-info>
              <dc:creator>Stefano Fornari</dc:creator>
              <dc:date>2011-06-11T15:18:00</dc:date>
            </office:change-info>
          </text:insertion>
        </text:changed-region>
        <text:changed-region xml:id="ct41946960" text:id="ct41946960">
          <text:insertion>
            <office:change-info>
              <dc:creator>Stefano Fornari</dc:creator>
              <dc:date>2011-06-11T15:19:00</dc:date>
            </office:change-info>
          </text:insertion>
        </text:changed-region>
        <text:changed-region xml:id="ct41947152" text:id="ct41947152">
          <text:deletion>
            <office:change-info>
              <dc:creator>Stefano Fornari</dc:creator>
              <dc:date>2011-06-11T15:19:00</dc:date>
            </office:change-info>
            <text:p text:style-name="Darktable_20_text"><text:span text:style-name="T5"/></text:p>
            <text:p text:style-name="Darktable_20_text"><text:span text:style-name="T5"/></text:p>
          </text:deletion>
        </text:changed-region>
        <text:changed-region xml:id="ct41948768" text:id="ct41948768">
          <text:insertion>
            <office:change-info>
              <dc:creator>Stefano Fornari</dc:creator>
              <dc:date>2011-06-11T15:19:00</dc:date>
            </office:change-info>
          </text:insertion>
        </text:changed-region>
        <text:changed-region xml:id="ct41689536" text:id="ct41689536">
          <text:insertion>
            <office:change-info>
              <dc:creator>Stefano Fornari</dc:creator>
              <dc:date>2011-06-11T15:20:00</dc:date>
            </office:change-info>
          </text:insertion>
        </text:changed-region>
        <text:changed-region xml:id="ct41690688" text:id="ct41690688">
          <text:deletion>
            <office:change-info>
              <dc:creator>Stefano Fornari</dc:creator>
              <dc:date>2011-06-11T15:21:00</dc:date>
            </office:change-info>
            <text:p text:style-name="P2"/>
            <text:p text:style-name="P2"/>
          </text:deletion>
        </text:changed-region>
        <text:changed-region xml:id="ct41690944" text:id="ct41690944">
          <text:insertion>
            <office:change-info>
              <dc:creator>Stefano Fornari</dc:creator>
              <dc:date>2011-06-11T15:22:00</dc:date>
            </office:change-info>
          </text:insertion>
        </text:changed-region>
        <text:changed-region xml:id="ct41952912" text:id="ct41952912">
          <text:deletion>
            <office:change-info>
              <dc:creator>Stefano Fornari</dc:creator>
              <dc:date>2011-06-11T15:30:00</dc:date>
            </office:change-info>
            <text:p text:style-name="P2">Now, if you look at the right panel, you can see, under <text:span text:style-name="T6">Effect</text:span><text:span text:style-name="T7"> group, a panel called Monochrome.</text:span></text:p>
          </text:deletion>
        </text:changed-region>
        <text:changed-region xml:id="ct41695168" text:id="ct41695168">
          <text:deletion>
            <office:change-info>
              <dc:creator>Stefano Fornari</dc:creator>
              <dc:date>2011-06-11T15:31:00</dc:date>
            </office:change-info>
            <text:p text:style-name="P2"><text:span text:style-name="T7"/></text:p>
            <text:p text:style-name="P2"><text:span text:style-name="T7"/></text:p>
          </text:deletion>
        </text:changed-region>
        <text:changed-region xml:id="ct41693408" text:id="ct41693408">
          <text:insertion>
            <office:change-info>
              <dc:creator>Stefano Fornari</dc:creator>
              <dc:date>2011-06-11T15:31:00</dc:date>
            </office:change-info>
          </text:insertion>
        </text:changed-region>
        <text:changed-region xml:id="ct41951312" text:id="ct41951312">
          <text:deletion>
            <office:change-info>
              <dc:creator>Stefano Fornari</dc:creator>
              <dc:date>2011-06-11T15:39:00</dc:date>
            </office:change-info>
            <text:p text:style-name="Darktable_20_text"/>
            <text:p text:style-name="Darktable_20_text"/>
          </text:deletion>
        </text:changed-region>
        <text:changed-region xml:id="ct41951504" text:id="ct41951504">
          <text:deletion>
            <office:change-info>
              <dc:creator>Stefano Fornari</dc:creator>
              <dc:date>2011-06-11T15:39:00</dc:date>
            </office:change-info>
            <text:p text:style-name="Darktable_20_text"><text:span text:style-name="T4"><text:s/>do</text:span></text:p>
          </text:deletion>
        </text:changed-region>
        <text:changed-region xml:id="ct41959072" text:id="ct41959072">
          <text:format-change>
            <office:change-info>
              <dc:creator>Stefano Fornari</dc:creator>
              <dc:date>2011-06-11T15:42:00</dc:date>
            </office:change-info>
          </text:format-change>
        </text:changed-region>
        <text:changed-region xml:id="ct41948304" text:id="ct41948304">
          <text:deletion>
            <office:change-info>
              <dc:creator>Stefano Fornari</dc:creator>
              <dc:date>2011-06-11T15:41:00</dc:date>
            </office:change-info>
            <text:p text:style-name="P5"><text:span text:style-name="T7">. </text:span></text:p>
          </text:deletion>
        </text:changed-region>
        <text:changed-region xml:id="ct41693056" text:id="ct41693056">
          <text:insertion>
            <office:change-info>
              <dc:creator>Mario Latronico</dc:creator>
              <dc:date>2011-07-18T23:09:00</dc:date>
            </office:change-info>
          </text:insertion>
        </text:changed-region>
        <text:changed-region xml:id="ct41696240" text:id="ct41696240">
          <text:insertion>
            <office:change-info>
              <dc:creator>Mario Latronico</dc:creator>
              <dc:date>2011-07-18T23:09:00</dc:date>
            </office:change-info>
          </text:insertion>
        </text:changed-region>
        <text:changed-region xml:id="ct41973920" text:id="ct41973920">
          <text:insertion>
            <office:change-info>
              <dc:creator>Mario Latronico</dc:creator>
              <dc:date>2011-07-18T23:09:00</dc:date>
            </office:change-info>
          </text:insertion>
        </text:changed-region>
        <text:changed-region xml:id="ct41960272" text:id="ct41960272">
          <text:insertion>
            <office:change-info>
              <dc:creator>Mario Latronico</dc:creator>
              <dc:date>2011-07-18T23:38:00</dc:date>
            </office:change-info>
          </text:insertion>
        </text:changed-region>
        <text:changed-region xml:id="ct41959984" text:id="ct41959984">
          <text:insertion>
            <office:change-info>
              <dc:creator>Mario Latronico</dc:creator>
              <dc:date>2011-07-18T23:45:00</dc:date>
            </office:change-info>
          </text:insertion>
        </text:changed-region>
        <text:changed-region xml:id="ct41968288" text:id="ct41968288">
          <text:insertion>
            <office:change-info>
              <dc:creator>Mario Latronico</dc:creator>
              <dc:date>2011-07-18T23:46:00</dc:date>
            </office:change-info>
          </text:insertion>
        </text:changed-region>
        <text:changed-region xml:id="ct41975504" text:id="ct41975504">
          <text:insertion>
            <office:change-info>
              <dc:creator>Mario Latronico</dc:creator>
              <dc:date>2011-07-18T23:09:00</dc:date>
            </office:change-info>
          </text:insertion>
        </text:changed-region>
        <text:changed-region xml:id="ct42061504" text:id="ct42061504">
          <text:insertion>
            <office:change-info>
              <dc:creator>Stefano Fornari</dc:creator>
              <dc:date>2011-06-11T15:43:00</dc:date>
            </office:change-info>
          </text:insertion>
        </text:changed-region>
        <text:changed-region xml:id="ct42072912" text:id="ct42072912">
          <text:insertion>
            <office:change-info>
              <dc:creator>Stefano Fornari</dc:creator>
              <dc:date>2011-07-14T22:29:00</dc:date>
            </office:change-info>
          </text:insertion>
        </text:changed-region>
        <text:changed-region xml:id="ct40780368" text:id="ct40780368">
          <text:insertion>
            <office:change-info>
              <dc:creator>Stefano Fornari</dc:creator>
              <dc:date>2011-06-11T15:58:00</dc:date>
            </office:change-info>
          </text:insertion>
        </text:changed-region>
        <text:changed-region xml:id="ct40773680" text:id="ct40773680">
          <text:deletion>
            <office:change-info>
              <dc:creator>Stefano Fornari</dc:creator>
              <dc:date>2011-06-11T16:00:00</dc:date>
            </office:change-info>
            <text:p text:style-name="Darktable_20_text"><text:span text:style-name="T7">panel</text:span></text:p>
          </text:deletion>
        </text:changed-region>
        <text:changed-region xml:id="ct40773456" text:id="ct40773456">
          <text:insertion>
            <office:change-info>
              <dc:creator>Stefano Fornari</dc:creator>
              <dc:date>2011-06-11T16:00:00</dc:date>
            </office:change-info>
          </text:insertion>
        </text:changed-region>
        <text:changed-region xml:id="ct40772960" text:id="ct40772960">
          <text:deletion>
            <office:change-info>
              <dc:creator>Stefano Fornari</dc:creator>
              <dc:date>2011-06-11T16:00:00</dc:date>
            </office:change-info>
            <text:p text:style-name="Darktable_20_text"><text:span text:style-name="T7">the </text:span></text:p>
          </text:deletion>
        </text:changed-region>
        <text:changed-region xml:id="ct40773872" text:id="ct40773872">
          <text:deletion>
            <office:change-info>
              <dc:creator>Stefano Fornari</dc:creator>
              <dc:date>2011-06-11T16:00:00</dc:date>
            </office:change-info>
            <text:p text:style-name="Darktable_20_text"><text:span text:style-name="T7">like in </text:span><text:span text:style-name="T7"><text:sequence-ref text:reference-format="category-and-value" text:ref-name="refFigure4">Figure 5</text:sequence-ref></text:span></text:p>
          </text:deletion>
        </text:changed-region>
        <text:changed-region xml:id="ct40772160" text:id="ct40772160">
          <text:insertion>
            <office:change-info>
              <dc:creator>Stefano Fornari</dc:creator>
              <dc:date>2011-06-11T16:00:00</dc:date>
            </office:change-info>
          </text:insertion>
        </text:changed-region>
        <text:changed-region xml:id="ct40774112" text:id="ct40774112">
          <text:deletion>
            <office:change-info>
              <dc:creator>Stefano Fornari</dc:creator>
              <dc:date>2011-06-11T16:00:00</dc:date>
            </office:change-info>
            <text:p text:style-name="Darktable_20_text"><text:span text:style-name="T7">,</text:span></text:p>
          </text:deletion>
        </text:changed-region>
        <text:changed-region xml:id="ct40774304" text:id="ct40774304">
          <text:deletion>
            <office:change-info>
              <dc:creator>Stefano Fornari</dc:creator>
              <dc:date>2011-06-11T16:00:00</dc:date>
            </office:change-info>
            <text:p text:style-name="Darktable_20_text"><text:span text:style-name="T7"><text:s/></text:span></text:p>
          </text:deletion>
        </text:changed-region>
        <text:changed-region xml:id="ct40774496" text:id="ct40774496">
          <text:insertion>
            <office:change-info>
              <dc:creator>Stefano Fornari</dc:creator>
              <dc:date>2011-06-11T16:00:00</dc:date>
            </office:change-info>
          </text:insertion>
        </text:changed-region>
        <text:changed-region xml:id="ct40774688" text:id="ct40774688">
          <text:deletion>
            <office:change-info>
              <dc:creator>Stefano Fornari</dc:creator>
              <dc:date>2011-06-11T16:00:00</dc:date>
            </office:change-info>
            <text:p text:style-name="Darktable_20_text"><text:span text:style-name="T7">and </text:span></text:p>
          </text:deletion>
        </text:changed-region>
        <text:changed-region xml:id="ct40788288" text:id="ct40788288">
          <text:insertion>
            <office:change-info>
              <dc:creator>Stefano Fornari</dc:creator>
              <dc:date>2011-06-11T16:16:00</dc:date>
            </office:change-info>
          </text:insertion>
        </text:changed-region>
        <text:changed-region xml:id="ct40775856" text:id="ct40775856">
          <text:deletion>
            <office:change-info>
              <dc:creator>Stefano Fornari</dc:creator>
              <dc:date>2011-06-11T16:16:00</dc:date>
            </office:change-info>
            <text:p text:style-name="Darktable_20_text"><text:span text:style-name="T7">one</text:span></text:p>
          </text:deletion>
        </text:changed-region>
        <text:changed-region xml:id="ct40776576" text:id="ct40776576">
          <text:insertion>
            <office:change-info>
              <dc:creator>Stefano Fornari</dc:creator>
              <dc:date>2011-06-11T16:16:00</dc:date>
            </office:change-info>
          </text:insertion>
        </text:changed-region>
        <text:changed-region xml:id="ct40773184" text:id="ct40773184">
          <text:insertion>
            <office:change-info>
              <dc:creator>Stefano Fornari</dc:creator>
              <dc:date>2011-07-14T22:15:00</dc:date>
            </office:change-info>
          </text:insertion>
        </text:changed-region>
        <text:changed-region xml:id="ct42020048" text:id="ct42020048">
          <text:deletion>
            <office:change-info>
              <dc:creator>Stefano Fornari</dc:creator>
              <dc:date>2011-07-14T22:15:00</dc:date>
            </office:change-info>
            <text:p text:style-name="P6"/>
            <text:p text:style-name="P6"/>
          </text:deletion>
        </text:changed-region>
        <text:changed-region xml:id="ct41969168" text:id="ct41969168">
          <text:insertion>
            <office:change-info>
              <dc:creator>Stefano Fornari</dc:creator>
              <dc:date>2011-06-11T16:17:00</dc:date>
            </office:change-info>
          </text:insertion>
        </text:changed-region>
        <text:changed-region xml:id="ct42093216" text:id="ct42093216">
          <text:insertion>
            <office:change-info>
              <dc:creator>Stefano Fornari</dc:creator>
              <dc:date>2011-06-11T16:20:00</dc:date>
            </office:change-info>
          </text:insertion>
        </text:changed-region>
        <text:changed-region xml:id="ct40775184" text:id="ct40775184">
          <text:deletion>
            <office:change-info>
              <dc:creator>Stefano Fornari</dc:creator>
              <dc:date>2011-06-11T16:20:00</dc:date>
            </office:change-info>
            <text:p text:style-name="P6">If a </text:p>
          </text:deletion>
        </text:changed-region>
        <text:changed-region xml:id="ct42116864" text:id="ct42116864">
          <text:insertion>
            <office:change-info>
              <dc:creator>Stefano Fornari</dc:creator>
              <dc:date>2011-06-11T16:20:00</dc:date>
            </office:change-info>
          </text:insertion>
        </text:changed-region>
        <text:changed-region xml:id="ct40776048" text:id="ct40776048">
          <text:deletion>
            <office:change-info>
              <dc:creator>Stefano Fornari</dc:creator>
              <dc:date>2011-06-11T16:21:00</dc:date>
            </office:change-info>
            <text:p text:style-name="P6"><text:s/>is the result desired</text:p>
          </text:deletion>
        </text:changed-region>
        <text:changed-region xml:id="ct42097808" text:id="ct42097808">
          <text:deletion>
            <office:change-info>
              <dc:creator>Stefano Fornari</dc:creator>
              <dc:date>2011-06-11T16:21:00</dc:date>
            </office:change-info>
            <text:p text:style-name="P6">probably </text:p>
          </text:deletion>
        </text:changed-region>
        <text:changed-region xml:id="ct140570589498496" text:id="ct140570589498496">
          <text:insertion>
            <office:change-info>
              <dc:creator>Stefano Fornari</dc:creator>
              <dc:date>2011-07-17T09:29:00</dc:date>
            </office:change-info>
          </text:insertion>
        </text:changed-region>
        <text:changed-region xml:id="ct140570589768528" text:id="ct140570589768528">
          <text:deletion>
            <office:change-info>
              <dc:creator>Stefano Fornari</dc:creator>
              <dc:date>2011-06-11T16:21:00</dc:date>
            </office:change-info>
            <text:p text:style-name="P7"/>
            <text:p text:style-name="P6"/>
            <text:p text:style-name="P7"/>
          </text:deletion>
        </text:changed-region>
        <text:changed-region xml:id="ct140570589723088" text:id="ct140570589723088">
          <text:insertion>
            <office:change-info>
              <dc:creator>Stefano Fornari</dc:creator>
              <dc:date>2011-07-17T09:32:00</dc:date>
            </office:change-info>
          </text:insertion>
        </text:changed-region>
        <text:changed-region xml:id="ct140570589600512" text:id="ct140570589600512">
          <text:insertion>
            <office:change-info>
              <dc:creator>Stefano Fornari</dc:creator>
              <dc:date>2011-07-17T10:00:00</dc:date>
            </office:change-info>
          </text:insertion>
        </text:changed-region>
        <text:changed-region xml:id="ct140570589857568" text:id="ct140570589857568">
          <text:insertion>
            <office:change-info>
              <dc:creator>Stefano Fornari</dc:creator>
              <dc:date>2011-07-17T10:01:00</dc:date>
            </office:change-info>
          </text:insertion>
        </text:changed-region>
        <text:changed-region xml:id="ct140570589705008" text:id="ct140570589705008">
          <text:insertion>
            <office:change-info>
              <dc:creator>Stefano Fornari</dc:creator>
              <dc:date>2011-07-17T10:02:00</dc:date>
            </office:change-info>
          </text:insertion>
        </text:changed-region>
        <text:changed-region xml:id="ct140570589711296" text:id="ct140570589711296">
          <text:insertion>
            <office:change-info>
              <dc:creator>Stefano Fornari</dc:creator>
              <dc:date>2011-07-17T10:19:00</dc:date>
            </office:change-info>
          </text:insertion>
        </text:changed-region>
        <text:changed-region xml:id="ct41717632" text:id="ct41717632">
          <text:insertion>
            <office:change-info>
              <dc:creator>Stefano Fornari</dc:creator>
              <dc:date>2011-07-17T10:20:00</dc:date>
            </office:change-info>
          </text:insertion>
        </text:changed-region>
        <text:changed-region xml:id="ct40853712" text:id="ct40853712">
          <text:insertion>
            <office:change-info>
              <dc:creator>Stefano Fornari</dc:creator>
              <dc:date>2011-07-17T10:21:00</dc:date>
            </office:change-info>
          </text:insertion>
        </text:changed-region>
        <text:changed-region xml:id="ct41968896" text:id="ct41968896">
          <text:insertion>
            <office:change-info>
              <dc:creator>Stefano Fornari</dc:creator>
              <dc:date>2011-07-17T10:22:00</dc:date>
            </office:change-info>
          </text:insertion>
        </text:changed-region>
        <text:changed-region xml:id="ct41719440" text:id="ct41719440">
          <text:insertion>
            <office:change-info>
              <dc:creator>Nicholas Manea</dc:creator>
              <dc:date>2011-07-17T13:27:00</dc:date>
            </office:change-info>
          </text:insertion>
        </text:changed-region>
        <text:changed-region xml:id="ct40854944" text:id="ct40854944">
          <text:insertion>
            <office:change-info>
              <dc:creator>Stefano Fornari</dc:creator>
              <dc:date>2011-07-17T10:22:00</dc:date>
            </office:change-info>
          </text:insertion>
        </text:changed-region>
        <text:changed-region xml:id="ct41720784" text:id="ct41720784">
          <text:insertion>
            <office:change-info>
              <dc:creator>Stefano Fornari</dc:creator>
              <dc:date>2011-07-17T10:23:00</dc:date>
            </office:change-info>
          </text:insertion>
        </text:changed-region>
        <text:changed-region xml:id="ct40979104" text:id="ct40979104">
          <text:insertion>
            <office:change-info>
              <dc:creator>Stefano Fornari</dc:creator>
              <dc:date>2011-07-17T10:24:00</dc:date>
            </office:change-info>
          </text:insertion>
        </text:changed-region>
        <text:changed-region xml:id="ct40778752" text:id="ct40778752">
          <text:deletion>
            <office:change-info>
              <dc:creator>Nicholas Manea</dc:creator>
              <dc:date>2011-07-17T13:27:00</dc:date>
            </office:change-info>
            <text:p text:style-name="P6">the </text:p>
          </text:deletion>
        </text:changed-region>
        <text:changed-region xml:id="ct42059024" text:id="ct42059024">
          <text:insertion>
            <office:change-info>
              <dc:creator>Stefano Fornari</dc:creator>
              <dc:date>2011-07-17T10:24:00</dc:date>
            </office:change-info>
          </text:insertion>
        </text:changed-region>
        <text:changed-region xml:id="ct42058832" text:id="ct42058832">
          <text:insertion>
            <office:change-info>
              <dc:creator>Nicholas Manea</dc:creator>
              <dc:date>2011-07-17T13:27:00</dc:date>
            </office:change-info>
          </text:insertion>
        </text:changed-region>
        <text:changed-region xml:id="ct40856800" text:id="ct40856800">
          <text:insertion>
            <office:change-info>
              <dc:creator>Stefano Fornari</dc:creator>
              <dc:date>2011-07-17T10:24:00</dc:date>
            </office:change-info>
          </text:insertion>
        </text:changed-region>
        <text:changed-region xml:id="ct42113120" text:id="ct42113120">
          <text:insertion>
            <office:change-info>
              <dc:creator>Stefano Fornari</dc:creator>
              <dc:date>2011-07-17T10:39:00</dc:date>
            </office:change-info>
          </text:insertion>
        </text:changed-region>
        <text:changed-region xml:id="ct41724240" text:id="ct41724240">
          <text:insertion>
            <office:change-info>
              <dc:creator>Stefano Fornari</dc:creator>
              <dc:date>2011-07-17T10:40:00</dc:date>
            </office:change-info>
          </text:insertion>
        </text:changed-region>
        <text:changed-region xml:id="ct41724944" text:id="ct41724944">
          <text:insertion>
            <office:change-info>
              <dc:creator>Stefano Fornari</dc:creator>
              <dc:date>2011-07-17T10:41:00</dc:date>
            </office:change-info>
          </text:insertion>
        </text:changed-region>
        <text:changed-region xml:id="ct40855744" text:id="ct40855744">
          <text:insertion>
            <office:change-info>
              <dc:creator>Stefano Fornari</dc:creator>
              <dc:date>2011-07-17T10:42:00</dc:date>
            </office:change-info>
          </text:insertion>
        </text:changed-region>
        <text:changed-region xml:id="ct40857904" text:id="ct40857904">
          <text:insertion>
            <office:change-info>
              <dc:creator>Stefano Fornari</dc:creator>
              <dc:date>2011-07-17T10:43:00</dc:date>
            </office:change-info>
          </text:insertion>
        </text:changed-region>
        <text:changed-region xml:id="ct40861152" text:id="ct40861152">
          <text:insertion>
            <office:change-info>
              <dc:creator>Stefano Fornari</dc:creator>
              <dc:date>2011-07-17T10:44:00</dc:date>
            </office:change-info>
          </text:insertion>
        </text:changed-region>
        <text:changed-region xml:id="ct40871952" text:id="ct40871952">
          <text:insertion>
            <office:change-info>
              <dc:creator>Stefano Fornari</dc:creator>
              <dc:date>2011-07-17T10:54:00</dc:date>
            </office:change-info>
          </text:insertion>
        </text:changed-region>
        <text:changed-region xml:id="ct40866016" text:id="ct40866016">
          <text:insertion>
            <office:change-info>
              <dc:creator>Stefano Fornari</dc:creator>
              <dc:date>2011-07-17T10:55:00</dc:date>
            </office:change-info>
          </text:insertion>
        </text:changed-region>
        <text:changed-region xml:id="ct40871648" text:id="ct40871648">
          <text:insertion>
            <office:change-info>
              <dc:creator>Stefano Fornari</dc:creator>
              <dc:date>2011-07-17T10:56:00</dc:date>
            </office:change-info>
          </text:insertion>
        </text:changed-region>
        <text:changed-region xml:id="ct40858848" text:id="ct40858848">
          <text:insertion>
            <office:change-info>
              <dc:creator>Stefano Fornari</dc:creator>
              <dc:date>2011-07-17T10:57:00</dc:date>
            </office:change-info>
          </text:insertion>
        </text:changed-region>
        <text:changed-region xml:id="ct40866624" text:id="ct40866624">
          <text:insertion>
            <office:change-info>
              <dc:creator>Stefano Fornari</dc:creator>
              <dc:date>2011-07-17T10:59:00</dc:date>
            </office:change-info>
          </text:insertion>
        </text:changed-region>
        <text:changed-region xml:id="ct40861344" text:id="ct40861344">
          <text:insertion>
            <office:change-info>
              <dc:creator>Stefano Fornari</dc:creator>
              <dc:date>2011-07-17T11:00:00</dc:date>
            </office:change-info>
          </text:insertion>
        </text:changed-region>
        <text:changed-region xml:id="ct40861536" text:id="ct40861536">
          <text:insertion>
            <office:change-info>
              <dc:creator>Stefano Fornari</dc:creator>
              <dc:date>2011-07-17T11:01:00</dc:date>
            </office:change-info>
          </text:insertion>
        </text:changed-region>
        <text:changed-region xml:id="ct40864368" text:id="ct40864368">
          <text:insertion>
            <office:change-info>
              <dc:creator>Stefano Fornari</dc:creator>
              <dc:date>2011-07-17T11:03:00</dc:date>
            </office:change-info>
          </text:insertion>
        </text:changed-region>
        <text:changed-region xml:id="ct40864560" text:id="ct40864560">
          <text:insertion>
            <office:change-info>
              <dc:creator>Stefano Fornari</dc:creator>
              <dc:date>2011-07-17T11:04:00</dc:date>
            </office:change-info>
          </text:insertion>
        </text:changed-region>
        <text:changed-region xml:id="ct40859248" text:id="ct40859248">
          <text:insertion>
            <office:change-info>
              <dc:creator>Stefano Fornari</dc:creator>
              <dc:date>2011-07-17T11:12:00</dc:date>
            </office:change-info>
          </text:insertion>
        </text:changed-region>
        <text:changed-region xml:id="ct40859440" text:id="ct40859440">
          <text:insertion>
            <office:change-info>
              <dc:creator>Stefano Fornari</dc:creator>
              <dc:date>2011-07-17T11:11:00</dc:date>
            </office:change-info>
          </text:insertion>
        </text:changed-region>
        <text:changed-region xml:id="ct40879280" text:id="ct40879280">
          <text:insertion>
            <office:change-info>
              <dc:creator>Stefano Fornari</dc:creator>
              <dc:date>2011-07-17T11:09:00</dc:date>
            </office:change-info>
          </text:insertion>
        </text:changed-region>
        <text:changed-region xml:id="ct41728656" text:id="ct41728656">
          <text:insertion>
            <office:change-info>
              <dc:creator>Stefano Fornari</dc:creator>
              <dc:date>2011-07-17T11:10:00</dc:date>
            </office:change-info>
          </text:insertion>
        </text:changed-region>
        <text:changed-region xml:id="ct40876080" text:id="ct40876080">
          <text:insertion>
            <office:change-info>
              <dc:creator>Stefano Fornari</dc:creator>
              <dc:date>2011-07-17T11:11:00</dc:date>
            </office:change-info>
          </text:insertion>
        </text:changed-region>
        <text:changed-region xml:id="ct40876272" text:id="ct40876272">
          <text:insertion>
            <office:change-info>
              <dc:creator>Stefano Fornari</dc:creator>
              <dc:date>2011-07-17T11:12:00</dc:date>
            </office:change-info>
          </text:insertion>
        </text:changed-region>
        <text:changed-region xml:id="ct40878976" text:id="ct40878976">
          <text:insertion>
            <office:change-info>
              <dc:creator>Stefano Fornari</dc:creator>
              <dc:date>2011-07-17T11:16:00</dc:date>
            </office:change-info>
          </text:insertion>
        </text:changed-region>
        <text:changed-region xml:id="ct40856304" text:id="ct40856304">
          <text:insertion>
            <office:change-info>
              <dc:creator>Stefano Fornari</dc:creator>
              <dc:date>2011-07-17T11:17:00</dc:date>
            </office:change-info>
          </text:insertion>
        </text:changed-region>
        <text:changed-region xml:id="ct40856496" text:id="ct40856496">
          <text:insertion>
            <office:change-info>
              <dc:creator>Nicholas Manea</dc:creator>
              <dc:date>2011-07-17T13:28:00</dc:date>
            </office:change-info>
          </text:insertion>
        </text:changed-region>
        <text:changed-region xml:id="ct40867744" text:id="ct40867744">
          <text:insertion>
            <office:change-info>
              <dc:creator>Stefano Fornari</dc:creator>
              <dc:date>2011-07-17T11:17:00</dc:date>
            </office:change-info>
          </text:insertion>
        </text:changed-region>
        <text:changed-region xml:id="ct41731824" text:id="ct41731824">
          <text:insertion>
            <office:change-info>
              <dc:creator>Stefano Fornari</dc:creator>
              <dc:date>2011-07-17T11:18:00</dc:date>
            </office:change-info>
          </text:insertion>
        </text:changed-region>
        <text:changed-region xml:id="ct41730768" text:id="ct41730768">
          <text:insertion>
            <office:change-info>
              <dc:creator>Stefano Fornari</dc:creator>
              <dc:date>2011-07-17T14:41:00</dc:date>
            </office:change-info>
          </text:insertion>
        </text:changed-region>
        <text:changed-region xml:id="ct40867936" text:id="ct40867936">
          <text:insertion>
            <office:change-info>
              <dc:creator>Stefano Fornari</dc:creator>
              <dc:date>2011-07-17T11:40:00</dc:date>
            </office:change-info>
          </text:insertion>
        </text:changed-region>
        <text:changed-region xml:id="ct41733936" text:id="ct41733936">
          <text:insertion>
            <office:change-info>
              <dc:creator>Stefano Fornari</dc:creator>
              <dc:date>2011-07-17T11:56:00</dc:date>
            </office:change-info>
          </text:insertion>
        </text:changed-region>
        <text:changed-region xml:id="ct41733584" text:id="ct41733584">
          <text:insertion>
            <office:change-info>
              <dc:creator>Stefano Fornari</dc:creator>
              <dc:date>2011-07-17T11:57:00</dc:date>
            </office:change-info>
          </text:insertion>
        </text:changed-region>
        <text:changed-region xml:id="ct41733232" text:id="ct41733232">
          <text:insertion>
            <office:change-info>
              <dc:creator>Stefano Fornari</dc:creator>
              <dc:date>2011-07-17T11:58:00</dc:date>
            </office:change-info>
          </text:insertion>
        </text:changed-region>
        <text:changed-region xml:id="ct41734640" text:id="ct41734640">
          <text:insertion>
            <office:change-info>
              <dc:creator>Stefano Fornari</dc:creator>
              <dc:date>2011-07-17T14:53:00</dc:date>
            </office:change-info>
          </text:insertion>
        </text:changed-region>
        <text:changed-region xml:id="ct41731472" text:id="ct41731472">
          <text:insertion>
            <office:change-info>
              <dc:creator>Stefano Fornari</dc:creator>
              <dc:date>2011-07-17T11:59:00</dc:date>
            </office:change-info>
          </text:insertion>
        </text:changed-region>
        <text:changed-region xml:id="ct41734288" text:id="ct41734288">
          <text:insertion>
            <office:change-info>
              <dc:creator>Stefano Fornari</dc:creator>
              <dc:date>2011-07-17T12:00:00</dc:date>
            </office:change-info>
          </text:insertion>
        </text:changed-region>
        <text:changed-region xml:id="ct41737808" text:id="ct41737808">
          <text:insertion>
            <office:change-info>
              <dc:creator>Stefano Fornari</dc:creator>
              <dc:date>2011-07-17T12:01:00</dc:date>
            </office:change-info>
          </text:insertion>
        </text:changed-region>
        <text:changed-region xml:id="ct40613008" text:id="ct40613008">
          <text:insertion>
            <office:change-info>
              <dc:creator>Stefano Fornari</dc:creator>
              <dc:date>2011-07-17T12:02:00</dc:date>
            </office:change-info>
          </text:insertion>
        </text:changed-region>
        <text:changed-region xml:id="ct40874464" text:id="ct40874464">
          <text:insertion>
            <office:change-info>
              <dc:creator>Stefano Fornari</dc:creator>
              <dc:date>2011-07-17T12:03:00</dc:date>
            </office:change-info>
          </text:insertion>
        </text:changed-region>
        <text:changed-region xml:id="ct40887152" text:id="ct40887152">
          <text:insertion>
            <office:change-info>
              <dc:creator>Stefano Fornari</dc:creator>
              <dc:date>2011-07-17T12:04:00</dc:date>
            </office:change-info>
          </text:insertion>
        </text:changed-region>
        <text:changed-region xml:id="ct41734992" text:id="ct41734992">
          <text:insertion>
            <office:change-info>
              <dc:creator>Stefano Fornari</dc:creator>
              <dc:date>2011-07-17T12:17:00</dc:date>
            </office:change-info>
          </text:insertion>
        </text:changed-region>
        <text:changed-region xml:id="ct40882016" text:id="ct40882016">
          <text:insertion>
            <office:change-info>
              <dc:creator>Stefano Fornari</dc:creator>
              <dc:date>2011-07-17T12:18:00</dc:date>
            </office:change-info>
          </text:insertion>
        </text:changed-region>
        <text:changed-region xml:id="ct40855936" text:id="ct40855936">
          <text:insertion>
            <office:change-info>
              <dc:creator>Stefano Fornari</dc:creator>
              <dc:date>2011-07-17T12:19:00</dc:date>
            </office:change-info>
          </text:insertion>
        </text:changed-region>
        <text:changed-region xml:id="ct40875216" text:id="ct40875216">
          <text:insertion>
            <office:change-info>
              <dc:creator>Stefano Fornari</dc:creator>
              <dc:date>2011-07-17T12:20:00</dc:date>
            </office:change-info>
          </text:insertion>
        </text:changed-region>
        <text:changed-region xml:id="ct40882496" text:id="ct40882496">
          <text:insertion>
            <office:change-info>
              <dc:creator>Stefano Fornari</dc:creator>
              <dc:date>2011-07-17T12:21:00</dc:date>
            </office:change-info>
          </text:insertion>
        </text:changed-region>
        <text:changed-region xml:id="ct40892352" text:id="ct40892352">
          <text:insertion>
            <office:change-info>
              <dc:creator>Stefano Fornari</dc:creator>
              <dc:date>2011-07-17T12:22:00</dc:date>
            </office:change-info>
          </text:insertion>
        </text:changed-region>
        <text:changed-region xml:id="ct41740624" text:id="ct41740624">
          <text:deletion>
            <office:change-info>
              <dc:creator>Nicholas Manea</dc:creator>
              <dc:date>2011-07-17T13:30:00</dc:date>
            </office:change-info>
            <text:p text:style-name="P6">to </text:p>
          </text:deletion>
        </text:changed-region>
        <text:changed-region xml:id="ct41740976" text:id="ct41740976">
          <text:insertion>
            <office:change-info>
              <dc:creator>Stefano Fornari</dc:creator>
              <dc:date>2011-07-17T12:22:00</dc:date>
            </office:change-info>
          </text:insertion>
        </text:changed-region>
        <text:changed-region xml:id="ct41740272" text:id="ct41740272">
          <text:insertion>
            <office:change-info>
              <dc:creator>Stefano Fornari</dc:creator>
              <dc:date>2011-07-17T12:23:00</dc:date>
            </office:change-info>
          </text:insertion>
        </text:changed-region>
        <text:changed-region xml:id="ct41741328" text:id="ct41741328">
          <text:deletion>
            <office:change-info>
              <dc:creator>Nicholas Manea</dc:creator>
              <dc:date>2011-07-17T13:30:00</dc:date>
            </office:change-info>
            <text:p text:style-name="P6">ed</text:p>
          </text:deletion>
        </text:changed-region>
        <text:changed-region xml:id="ct41743328" text:id="ct41743328">
          <text:insertion>
            <office:change-info>
              <dc:creator>Stefano Fornari</dc:creator>
              <dc:date>2011-07-17T12:23:00</dc:date>
            </office:change-info>
          </text:insertion>
        </text:changed-region>
        <text:changed-region xml:id="ct41741680" text:id="ct41741680">
          <text:insertion>
            <office:change-info>
              <dc:creator>Stefano Fornari</dc:creator>
              <dc:date>2011-07-17T12:24:00</dc:date>
            </office:change-info>
          </text:insertion>
        </text:changed-region>
        <text:changed-region xml:id="ct41742032" text:id="ct41742032">
          <text:insertion>
            <office:change-info>
              <dc:creator>Stefano Fornari</dc:creator>
              <dc:date>2011-07-17T12:25:00</dc:date>
            </office:change-info>
          </text:insertion>
        </text:changed-region>
        <text:changed-region xml:id="ct41742384" text:id="ct41742384">
          <text:insertion>
            <office:change-info>
              <dc:creator>Stefano Fornari</dc:creator>
              <dc:date>2011-07-17T12:26:00</dc:date>
            </office:change-info>
          </text:insertion>
        </text:changed-region>
        <text:changed-region xml:id="ct40887808" text:id="ct40887808">
          <text:insertion>
            <office:change-info>
              <dc:creator>Stefano Fornari</dc:creator>
              <dc:date>2011-07-17T12:27:00</dc:date>
            </office:change-info>
          </text:insertion>
        </text:changed-region>
        <text:changed-region xml:id="ct40899776" text:id="ct40899776">
          <text:insertion>
            <office:change-info>
              <dc:creator>Stefano Fornari</dc:creator>
              <dc:date>2011-07-17T12:28:00</dc:date>
            </office:change-info>
          </text:insertion>
        </text:changed-region>
        <text:changed-region xml:id="ct40893456" text:id="ct40893456">
          <text:insertion>
            <office:change-info>
              <dc:creator>Stefano Fornari</dc:creator>
              <dc:date>2011-07-17T12:37:00</dc:date>
            </office:change-info>
          </text:insertion>
        </text:changed-region>
        <text:changed-region xml:id="ct40896800" text:id="ct40896800">
          <text:insertion>
            <office:change-info>
              <dc:creator>Stefano Fornari</dc:creator>
              <dc:date>2011-07-17T12:38:00</dc:date>
            </office:change-info>
          </text:insertion>
        </text:changed-region>
        <text:changed-region xml:id="ct40894624" text:id="ct40894624">
          <text:insertion>
            <office:change-info>
              <dc:creator>Stefano Fornari</dc:creator>
              <dc:date>2011-07-17T12:39:00</dc:date>
            </office:change-info>
          </text:insertion>
        </text:changed-region>
        <text:changed-region xml:id="ct40891488" text:id="ct40891488">
          <text:insertion>
            <office:change-info>
              <dc:creator>Stefano Fornari</dc:creator>
              <dc:date>2011-07-17T12:45:00</dc:date>
            </office:change-info>
          </text:insertion>
        </text:changed-region>
        <text:changed-region xml:id="ct40902736" text:id="ct40902736">
          <text:insertion>
            <office:change-info>
              <dc:creator>Stefano Fornari</dc:creator>
              <dc:date>2011-07-17T12:46:00</dc:date>
            </office:change-info>
          </text:insertion>
        </text:changed-region>
        <text:changed-region xml:id="ct40903888" text:id="ct40903888">
          <text:insertion>
            <office:change-info>
              <dc:creator>Stefano Fornari</dc:creator>
              <dc:date>2011-07-17T15:14:00</dc:date>
            </office:change-info>
          </text:insertion>
        </text:changed-region>
        <text:changed-region xml:id="ct40905328" text:id="ct40905328">
          <text:insertion>
            <office:change-info>
              <dc:creator>Stefano Fornari</dc:creator>
              <dc:date>2011-07-17T12:47:00</dc:date>
            </office:change-info>
          </text:insertion>
        </text:changed-region>
        <text:changed-region xml:id="ct40906208" text:id="ct40906208">
          <text:insertion>
            <office:change-info>
              <dc:creator>Stefano Fornari</dc:creator>
              <dc:date>2011-07-17T12:48:00</dc:date>
            </office:change-info>
          </text:insertion>
        </text:changed-region>
        <text:changed-region xml:id="ct40892656" text:id="ct40892656">
          <text:insertion>
            <office:change-info>
              <dc:creator>Stefano Fornari</dc:creator>
              <dc:date>2011-07-17T15: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h text:style-name="Darktable_20_heading_20_2" text:outline-level="3">Black and white</text:h>
      <text:p text:style-name="P2">Sometimes a photo has an entirely different mood when seen in black and white and that's why many photographers want to convert their images to black and white. Since its inception with the first daguerreotype, photographies were captured in black and white by millions of photographers. Today, with modern digital cameras, all the pictures take<text:change-start text:change-id="ct41769904"/>n<text:change-end text:change-id="ct41769904"/> are shot in color but most, if not all, cameras allow the user to convert the image to black and white or sepia tone by enabling an option i<text:change text:change-id="ct41767296"/><text:change-start text:change-id="ct41766064"/>n<text:change-end text:change-id="ct41766064"/> a menu. <text:s/></text:p>
      <table:table table:name="Table4" table:style-name="Table4">
        <table:table-column table:style-name="Table4.A"/>
        <table:table-column table:style-name="Table4.B"/>
        <table:table-row>
          <table:table-cell table:style-name="Table4.A1" office:value-type="string">
            <text:p text:style-name="P17"><draw:frame draw:style-name="fr20" draw:name="graphics11" text:anchor-type="as-char" svg:width="0.2665in" svg:height="0.2665in" draw:z-index="0"><draw:image xlink:href="Pictures/100002010000008000000080D45F7F9D.png" xlink:type="simple" xlink:show="embed" xlink:actuate="onLoad"/></draw:frame> </text:p>
          </table:table-cell>
          <table:table-cell table:style-name="Table4.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ere applied to the plate to sensitize it to the light. This process produced a latent image, which is an image that must be developed to form the final picture.</text:p>
          </table:table-cell>
        </table:table-row>
      </table:table>
      <text:p text:style-name="P2">Capturing black and white photos force a different point of view for photographers, because human beings see in color and the world is full of color, but a black and white image<text:change text:change-id="ct41763952"/> is only defined by contrast among lights and shadows.</text:p>
      <text:p text:style-name="P2">Why someone may want to shoot in black and white ? The answer is multi-faceted : for example, to concentrate on shapes and discard what is considered “unuseful” information (like color) or to underline the force of shadows and light for a particular composition. <text:change text:change-id="ct41853056"/><text:change-start text:change-id="ct41788896"/>T<text:change-end text:change-id="ct41788896"/>his workflow explain<text:change-start text:change-id="ct41802752"/>s<text:change-end text:change-id="ct41802752"/> how to <text:change text:change-id="ct41802288"/>convert an image to black and white (B/W from now<text:change text:change-id="ct41818128"/> on) with darktable. But before delving into the darktable interface a bit of color theory is needed.</text:p>
      <text:p text:style-name="Darktable_20_heading_20_3">Perception of color by human eye</text:p>
      <text:p text:style-name="P3">The light is part of the electromagnetic spectrum visible by the human eye. This part is only a fraction of the entire spectrum, as shown in <text:sequence-ref text:reference-format="category-and-value" text:ref-name="refFigure0">Figure 1</text:sequence-ref>. </text:p>
      <text:p text:style-name="P3"/>
      <text:p text:style-name="P3"><draw:frame draw:style-name="fr14" draw:name="Frame1" text:anchor-type="paragraph" svg:width="6.6929in" draw:z-index="36"><draw:text-box fo:min-height="3.9689in"><text:p text:style-name="Darktable_20_caption"><draw:frame draw:style-name="fr21" draw:name="graphics1" text:anchor-type="paragraph" svg:width="6.6929in" svg:height="3.9689in" draw:z-index="37"><draw:image xlink:href="../images/1000px-EM_Spectrum_Properties_edit.svg.png" xlink:type="simple" xlink:show="embed" xlink:actuate="onLoad"/></draw:frame>Figure <text:sequence text:ref-name="refFigure0" text:name="Figure" text:formula="ooow:Figure+1" style:num-format="1">1</text:sequence>: The electromagnetic spectrum<text:change text:change-id="ct41900880"/><text:change-start text:change-id="ct41902992"/> <text:span text:style-name="T2">(from Wikimedia</text:span><text:change-end text:change-id="ct41902992"/><text:change-start text:change-id="ct41904368"/><text:span text:style-name="T2"> Commons, </text:span><text:change-end text:change-id="ct41904368"/><text:change-start text:change-id="ct41905392"/><text:span text:style-name="T2">by </text:span><text:change-end text:change-id="ct41905392"/><text:change text:change-id="ct41905584"/><text:change-start text:change-id="ct41906768"/><text:span text:style-name="T2">Inductiveload</text:span><text:change-end text:change-id="ct41906768"/><text:change-start text:change-id="ct41907872"/><text:span text:style-name="T2">)</text:span><text:change-end text:change-id="ct41907872"/></text:p></draw:text-box></draw:frame><text:change text:change-id="ct41849696"/>In particular<text:change-start text:change-id="ct41846832"/>,<text:change-end text:change-id="ct41846832"/> the human eye<text:change-start text:change-id="ct41847024"/>, illustrated in <text:change-end text:change-id="ct41847024"/><text:change-start text:change-id="ct41908304"/><text:sequence-ref text:reference-format="category-and-value" text:ref-name="refFigure1">Figure 2</text:sequence-ref>,<text:change-end text:change-id="ct41908304"/>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Darktable_20_text"><text:change text:change-id="ct41884624"/><text:span text:style-name="T3">Usually the ratio of rods over cones is 20:1 (</text:span>4.5 million cone cells and 90 millio<text:span text:style-name="T13">n rod cells</text:span>).</text:p>
      <text:p text:style-name="P4"><draw:frame draw:style-name="fr15" draw:name="Frame2" text:anchor-type="paragraph" svg:x="1.4165in" svg:y="0.1492in" svg:width="3.4016in" draw:z-index="38"><draw:text-box fo:min-height="3.648in"><text:p text:style-name="Darktable_20_caption"><draw:frame draw:style-name="fr21" draw:name="graphics2" text:anchor-type="paragraph" svg:width="3.4016in" svg:height="3.4555in" draw:z-index="39"><draw:image xlink:href="../images/1000px-Schematic_diagram_of_the_human_eye_en.svg.png" xlink:type="simple" xlink:show="embed" xlink:actuate="onLoad"/></draw:frame>Figure <text:sequence text:ref-name="refFigure1" text:name="Figure" text:formula="ooow:Figure+1" style:num-format="1">2</text:sequence>: The human eye<text:change text:change-id="ct41849232"/></text:p></draw:text-box></draw:frame>However, even if the cones are less sensitive to light than rods, they allow the eye to be sensitive to color, in particular there are three different types of cones in the retina and each <text:change text:change-id="ct41890080"/><text:change-start text:change-id="ct41901984"/>type<text:change-end text:change-id="ct41901984"/> is sensible to a different part of the visible spectrum : The three types of cones are L, M, and S, which have pigments that respond best to light of long (especially 560 nm), medium (530 nm), and short (420 nm) wavelengths respectively, as shown in <text:sequence-ref text:reference-format="category-and-value" text:ref-name="refFigure2">Figure 3</text:sequence-ref>.</text:p>
      <text:p text:style-name="Darktable_20_heading_20_3"><draw:frame draw:style-name="fr7" draw:name="Frame3" text:anchor-type="paragraph" svg:width="5.2083in" draw:z-index="40"><draw:text-box fo:min-height="3.2236in"><text:p text:style-name="P18"><draw:frame draw:style-name="fr21" draw:name="graphics3" text:anchor-type="paragraph" svg:width="5.2083in" svg:height="3.9374in" draw:z-index="41"><draw:image xlink:href="../images/500px-Cones_SMJ2_E.svg.png" xlink:type="simple" xlink:show="embed" xlink:actuate="onLoad"/></draw:frame>Figure <text:sequence text:ref-name="refFigure2" text:name="Figure" text:formula="ooow:Figure+1" style:num-format="1">3</text:sequence>: S, M and L cones response to different wavelenght stimulus</text:p></draw:text-box></draw:frame><text:change text:change-id="ct41908064"/>Sensors, filters and colors</text:p>
      <text:p text:style-name="Darktable_20_text">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Darktable_20_text">The main components of any digital camera are the lens and the image sensor<text:change text:change-id="ct41889744"/>. A ray of light hits the lens, which focuses it to a part of the sensor. The energy of the ray is converted <text:change text:change-id="ct41905200"/><text:change-start text:change-id="ct41908880"/>to<text:change-end text:change-id="ct41908880"/> an electronic signal, which in turn is converted to a color value to be stored in a file in the memory card of the camera.</text:p>
      <text:p text:style-name="Darktable_20_text"><text:span text:style-name="T3">However, in most digital camera, </text:span><text:change-start text:change-id="ct41889504"/><text:span text:style-name="T3">there is another object </text:span><text:change-end text:change-id="ct41889504"/><text:span text:style-name="T3">placed between the sensor and the lens,</text:span><text:change text:change-id="ct41916000"/><text:span text:style-name="T3"> called </text:span><text:span text:style-name="T16">color filter array (CFA)</text:span><text:span text:style-name="T4">, that is used to capture the color information</text:span><text:change text:change-id="ct41922720"/><text:span text:style-name="T4">. The CFA is a grid of microfilters</text:span><text:change text:change-id="ct41924208"/><text:change-start text:change-id="ct41925296"/><text:span text:style-name="T4"> </text:span><text:change-end text:change-id="ct41925296"/><text:span text:style-name="T4">that filter</text:span><text:change text:change-id="ct41926656"/><text:change-start text:change-id="ct41927696"/><text:span text:style-name="T4">s </text:span><text:change-end text:change-id="ct41927696"/><text:span text:style-name="T4">the light </text:span><text:span text:style-name="T7">by its wavelength range. One of the most used filter is the </text:span><text:span text:style-name="T6">Bayer filter</text:span><text:change-start text:change-id="ct41935456"/><text:span text:style-name="T6"> </text:span><text:span text:style-name="T4">(</text:span><text:span text:style-name="T4"><text:sequence-ref text:reference-format="category-and-value" text:ref-name="refFigure3">Figure 4</text:sequence-ref></text:span><text:span text:style-name="T4">)</text:span><text:change-end text:change-id="ct41935456"/><text:span text:style-name="T7">, which has a pattern composed of 50% green, 25% red and 25% blue, because the human eye is more sensitive to green.</text:span></text:p>
      <text:p text:style-name="P10"><draw:frame draw:style-name="fr1" draw:name="Frame4" text:anchor-type="paragraph" svg:x="0.5035in" svg:y="0.0764in" svg:width="5.6862in" draw:z-index="1"><draw:text-box fo:min-height="3.6272in"><text:p text:style-name="P1"><draw:frame draw:style-name="fr23" draw:name="graphics4" text:anchor-type="paragraph" svg:y="0.0008in" svg:width="5.2311in" style:rel-width="92%" svg:height="3.3854in" style:rel-height="scale" draw:z-index="33"><draw:image xlink:href="../images/500px-Bayer_pattern_on_sensor.svg.png" xlink:type="simple" xlink:show="embed" xlink:actuate="onLoad"/></draw:frame>Figure <text:sequence text:ref-name="refFigure3" text:name="Figure" text:formula="ooow:Figure+1" style:num-format="1">4</text:sequence>: Bayer filter over a sensor<text:change text:change-id="ct41903728"/><text:change-start text:change-id="ct41502448"/> <text:span text:style-name="T2">(from Wikimedia Commons,</text:span><text:change-end text:change-id="ct41502448"/><text:span text:style-name="T2"> </text:span><text:change-start text:change-id="ct41886400"/><text:span text:style-name="T2">by </text:span><text:change-end text:change-id="ct41886400"/><text:span text:style-name="T2">Colin </text:span><text:change-start text:change-id="ct41929168"/><text:span text:style-name="T9">M.L. Burnett</text:span><text:change-end text:change-id="ct41929168"/><text:change-start text:change-id="ct41930720"/><text:span text:style-name="T9">)</text:span><text:change-end text:change-id="ct41930720"/></text:p></draw:text-box></draw:frame></text:p>
      <text:p text:style-name="Darktable_20_heading_20_3">Conversion to <text:change text:change-id="ct41934944"/><text:change-start text:change-id="ct41934448"/>b<text:change-end text:change-id="ct41934448"/>lack and <text:change text:change-id="ct41930912"/><text:change-start text:change-id="ct41467792"/>w<text:change-end text:change-id="ct41467792"/>hite and sepia tone<text:change-start text:change-id="ct41472304"/></text:p>
      <text:p text:style-name="Darktable_20_text">It was important to introduce <text:change-end text:change-id="ct41472304"/><text:change-start text:change-id="ct41930304"/>some basic information about colors even in this section about black and white because, as mentioned<text:change-end text:change-id="ct41930304"/><text:change text:change-id="ct41922912"/><text:change text:change-id="ct41931216"/><text:change text:change-id="ct41926016"/><text:change-start text:change-id="ct41923104"/><text:span text:style-name="T3">, </text:span><text:change-end text:change-id="ct41923104"/><text:change text:change-id="ct41904688"/><text:change-start text:change-id="ct41926848"/><text:span text:style-name="T3">all </text:span><text:change-end text:change-id="ct41926848"/><text:span text:style-name="T3">image</text:span><text:change-start text:change-id="ct41927040"/><text:span text:style-name="T3">s</text:span><text:change-end text:change-id="ct41927040"/><text:span text:style-name="T3"> </text:span><text:change text:change-id="ct41471744"/><text:change-start text:change-id="ct41907392"/><text:span text:style-name="T3">are capture </text:span><text:change-end text:change-id="ct41907392"/><text:span text:style-name="T3">in color</text:span><text:change-start text:change-id="ct41928336"/><text:span text:style-name="T3"> by the camera sensor</text:span><text:change-end text:change-id="ct41928336"/><text:span text:style-name="T3">, due to the filter posed between the lens and the sensor</text:span><text:change text:change-id="ct41938208"/><text:change-start text:change-id="ct41939424"/><text:span text:style-name="T3">. The RAW image, therefore, contains </text:span><text:change-end text:change-id="ct41939424"/><text:change-start text:change-id="ct41938848"/><text:span text:style-name="T3">also color information and the conversion to black and white tones shall be done during image development.</text:span><text:change-end text:change-id="ct41938848"/><text:change-start text:change-id="ct41940480"/><text:span text:style-name="T3"> This is different from film photography where black and white was </text:span><text:change-end text:change-id="ct41940480"/><text:change-start text:change-id="ct41941552"/><text:span text:style-name="T3">a</text:span><text:change-end text:change-id="ct41941552"/><text:change-start text:change-id="ct41943632"/><text:span text:style-name="T3">chieved </text:span><text:change-end text:change-id="ct41943632"/><text:change-start text:change-id="ct41942928"/><text:span text:style-name="T3">directly on film at the time of shooting.</text:span><text:change-end text:change-id="ct41942928"/><text:change-start text:change-id="ct41685392"/></text:p>
      <text:p text:style-name="P3">Now, by starting with a colour photo and converting it to black and white in darktable, we have complete control over the conversion. Darkening a blue sky is easy, once we know how, and one can decide exactly how dark she wants it to be.</text:p>
      <text:p text:style-name="P3"><text:change-end text:change-id="ct41685392"/><text:change-start text:change-id="ct41528896"/>Most digital SLRs (and some compacts) have a black and white mode. The camera is making the conversion, and the results are usually poor, giving flat, washed out photos. </text:p>
      <text:p text:style-name="Darktable_20_text"><text:change-end text:change-id="ct41528896"/><text:change-start text:change-id="ct41907584"/><text:span text:style-name="T3">There is not silver bullet to describe what </text:span><text:change-end text:change-id="ct41907584"/><text:change-start text:change-id="ct41471936"/><text:span text:style-name="T3">makes a good black and white photo and a lot is a matter of taste; but some guidelines can be highlighted.</text:span><text:change-end text:change-id="ct41471936"/><text:change-start text:change-id="ct41680880"/><text:span text:style-name="T3"> First of all, </text:span><text:change-end text:change-id="ct41680880"/><text:change-start text:change-id="ct41688352"/><text:span text:style-name="T3">the foundation of a black and white image are the colors </text:span><text:span text:style-name="T3">black and white</text:span><text:change-end text:change-id="ct41688352"/><text:change-start text:change-id="ct41679888"/><text:span text:style-name="T3">. Blacks shall be very bla</text:span><text:change-end text:change-id="ct41679888"/><text:change-start text:change-id="ct41938400"/><text:span text:style-name="T3">ck and whites very white. Between black and white there is a range of tonal </text:span><text:change-end text:change-id="ct41938400"/><text:change-start text:change-id="ct41939040"/><text:span text:style-name="T3">gradations that should be distribu</text:span><text:change-end text:change-id="ct41939040"/><text:change-start text:change-id="ct41934160"/><text:span text:style-name="T3">ted so that there is enough contrast to pop up all point of interest of the image. If </text:span><text:change-end text:change-id="ct41934160"/><text:change-start text:change-id="ct41941216"/><text:span text:style-name="T3">all the tones in the range are too close, the image becomes an</text:span> <text:bookmark text:name="internal-source-marker_0.1331402576547538"/>overall blur of gray tones.<text:change-end text:change-id="ct41941216"/><text:change-start text:change-id="ct41685760"/> A good black and white image should show shadows with details and at the same time <text:change-end text:change-id="ct41685760"/><text:change-start text:change-id="ct41927888"/>highlights with details.</text:p>
      <text:p text:style-name="Darktable_20_text">Lastly, simplicity. Getting rid of colors <text:change-end text:change-id="ct41927888"/><text:change-start text:change-id="ct41924720"/>let's the photographer focus on the composition, lines, <text:bookmark text:name="internal-source-marker_0.13314025765475381"/><text:change-end text:change-id="ct41924720"/><text:change-start text:change-id="ct41924496"/>subtleties and nuances in the shadows... the absence of colors is an invite to the viewer to use imagination without the constraint of real hues. <text:change-end text:change-id="ct41924496"/></text:p>
      <text:p text:style-name="P19"><text:change-start text:change-id="ct41924912"/>Using monochrome plugin<text:change-end text:change-id="ct41924912"/><text:change-start text:change-id="ct41946768"/></text:p>
      <text:p text:style-name="Darktable_20_text"><text:span text:style-name="T13">The first </text:span><text:change-end text:change-id="ct41946768"/><text:change-start text:change-id="ct41946960"/><text:span text:style-name="T13">and most important darktable plugin to convert an image to black and white is the monochrome plugin. </text:span><text:change-end text:change-id="ct41946960"/><text:change text:change-id="ct41947152"/><text:span text:style-name="T3">Open the file Lamps.CR2</text:span><text:change-start text:change-id="ct41948768"/><text:span text:style-name="T3">, </text:span><text:change-end text:change-id="ct41948768"/><text:change-start text:change-id="ct41689536"/><text:span text:style-name="T3">darktable shows the image as illustrated in </text:span><text:span text:style-name="T3"><text:sequence-ref text:reference-format="category-and-value" text:ref-name="refFigure4">Figure 5</text:sequence-ref></text:span><text:span text:style-name="T3">.</text:span><text:change-end text:change-id="ct41689536"/></text:p>
      <text:p text:style-name="P2"><draw:frame draw:style-name="fr16" draw:name="Frame6" text:anchor-type="paragraph" svg:y="5.5134in" svg:width="6.6929in" draw:z-index="44"><draw:text-box fo:min-height="4.0154in"><text:p text:style-name="Darktable_20_caption"><draw:frame draw:style-name="fr22" draw:name="graphics6" text:anchor-type="paragraph" svg:x="0.0016in" svg:y="0.0008in" svg:width="6.6929in" style:rel-width="100%" svg:height="4.0154in" style:rel-height="scale" draw:z-index="45"><draw:image xlink:href="../images/ui_open_lamps_bw_default.png" xlink:type="simple" xlink:show="embed" xlink:actuate="onLoad"/></draw:frame>Figure <text:sequence text:ref-name="refFigure5" text:name="Figure" text:formula="ooow:Figure+1" style:num-format="1">6</text:sequence>: Image with monochrome plugin activated</text:p></draw:text-box></draw:frame><draw:frame draw:style-name="fr7" draw:name="Frame5" text:anchor-type="paragraph" svg:width="6.6929in" draw:z-index="42"><draw:text-box fo:min-height="4.0154in"><text:p text:style-name="Darktable_20_caption"><draw:frame draw:style-name="fr24" draw:name="graphics5" text:anchor-type="paragraph" svg:x="0.0016in" svg:y="0.0008in" svg:width="6.6929in" style:rel-width="100%" svg:height="4.0154in" style:rel-height="scale" draw:z-index="43"><draw:image xlink:href="../images/ui_open_lamps.png" xlink:type="simple" xlink:show="embed" xlink:actuate="onLoad"/></draw:frame>Figure <text:sequence text:ref-name="refFigure4" text:name="Figure" text:formula="ooow:Figure+1" style:num-format="1">5</text:sequence>: Darkroom with Lamps.CR2 opened<text:change text:change-id="ct41693760"/></text:p></draw:text-box></draw:frame><text:change text:change-id="ct41690688"/><text:change-start text:change-id="ct41690944"/>Note on the right panel the monochrome plugin (in the <text:span text:style-name="T6">Effect</text:span><text:span text:style-name="T7"> group) </text:span>expanded but not activated yet.<text:change-end text:change-id="ct41690944"/><text:change text:change-id="ct41952912"/><text:change text:change-id="ct41695168"/><text:change-start text:change-id="ct41693408"/> <text:change-end text:change-id="ct41693408"/><text:span text:style-name="T7">Activate it by clicking on the symbol on its top left bar, the image will convert to black and white.</text:span></text:p>
      <text:p text:style-name="Darktable_20_text"><text:change text:change-id="ct41951312"/>The naïve way to<text:change text:change-id="ct41951504"/> convert a color image to a grayscale one is performed by applying the formula :</text:p>
      <text:p text:style-name="P5"><text:change-start text:change-id="ct41959072"/><text:span text:style-name="T4">Grayscale pixel = </text:span><text:span text:style-name="T7">30%Red, 59%Green, 11%Blue of the original pixel</text:span><text:change-end text:change-id="ct41959072"/><text:change text:change-id="ct41948304"/></text:p>
      <text:p text:style-name="Darktable_20_text"><text:span text:style-name="T4">Usually it is possible to convert an image to black and white in different ways, because a </text:span><text:span text:style-name="T7">different use of the </text:span><text:span text:style-name="T7">color channels simulates the effect of shooting a film with colored photographic filters on the cameras. This is possible to achieve also with darktable, by using the virtual color filter, which is represented as a circle inside a color grid.</text:span></text:p>
      <text:p text:style-name="Darktable_20_text"><text:change-start text:change-id="ct41693056"/>You can move it by clicking it and moving the mouse in the frame. With the middle mouse scroll button is it possible to change the diameter of the circle. The lesser the diameter the circle, the fewer the colors taken into consideration when converting to black and white. This is useful to emphasize a detail which in the original image had a particular color. A larger diameter uses a large spectrum of colors to convert to black and white.<text:change-end text:change-id="ct41693056"/></text:p>
      <table:table table:name="Table3" table:style-name="Table3">
        <table:table-column table:style-name="Table3.A"/>
        <table:table-column table:style-name="Table3.B"/>
        <table:table-row>
          <table:table-cell table:style-name="Table3.A1" office:value-type="string">
            <text:p text:style-name="P17"><text:change-start text:change-id="ct41696240"/><draw:frame draw:style-name="fr20" draw:name="graphics28" text:anchor-type="as-char" svg:width="0.2665in" svg:height="0.2665in" draw:z-index="32"><draw:image xlink:href="Pictures/100002010000008000000080D45F7F9D.png" xlink:type="simple" xlink:show="embed" xlink:actuate="onLoad"/></draw:frame> <text:change-end text:change-id="ct41696240"/></text:p>
          </table:table-cell>
          <table:table-cell table:style-name="Table3.B1" office:value-type="string">
            <text:p text:style-name="Darktable_20_heading_20_3"><text:change-start text:change-id="ct41973920"/>Color filters</text:p>
            <text:p text:style-name="Darktable_20_text">When all the photos were shot in film, the lens filters were an essential component to the photographer tools. Usually they are glass disks that can be screwed on the lens, but there are also squared shaped ones.</text:p>
            <text:p text:style-name="Darktable_20_text"><draw:frame draw:style-name="fr2" draw:name="Frame24" text:anchor-type="paragraph" svg:x="1.8799in" svg:y="0.0799in" svg:width="2in" draw:z-index="30"><draw:text-box fo:min-height="2in"><text:p text:style-name="Darktable_20_caption"><draw:frame draw:style-name="fr23" draw:name="graphics29" text:anchor-type="paragraph" svg:y="0.0008in" svg:width="2in" style:rel-width="100%" svg:height="2in" style:rel-height="scale" draw:z-index="31"><draw:image xlink:href="../images/600px-Filters_6187.jpg" xlink:type="simple" xlink:show="embed" xlink:actuate="onLoad"/></draw:frame>Figure <text:sequence text:ref-name="refFigure6" text:name="Figure" text:formula="ooow:Figure+1" style:num-format="1">7</text:sequence>: Lens filters<text:change-start text:change-id="ct43072064"/>, <text:span text:style-name="T2">(from Wikimedia Commons, by Ashley Pomeroy</text:span><text:span text:style-name="T9">)</text:span><text:change-end text:change-id="ct43072064"/></text:p></draw:text-box></draw:frame>Among the most used filters, especially in the digital age, there are the UV filter and the polarizer, which are used, respectively, to cut haze or to reduce reflections (for example when the subject reflects the light, like a water surface or a person wearing glasses).</text:p>
            <text:p text:style-name="Darktable_20_text">A particular class of filter are the color ones, divided in two categories : the conversion filters and the colored filters used to enhance a color component. The formers were used with film, because each film type is white balanced to a particular temperature, for example 5600K or 3200K (tungsten light), and the filter can adapt the ambient temperature with the film one.</text:p>
            <text:p text:style-name="P16"><draw:frame draw:style-name="fr3" draw:name="Frame23" text:anchor-type="paragraph" svg:width="2.6689in" draw:z-index="29"><draw:text-box fo:min-height="2.0035in"><text:p text:style-name="Darktable_20_caption"><draw:frame draw:style-name="fr24" draw:name="graphics30" text:anchor-type="paragraph" svg:x="0.0016in" svg:y="0.0008in" svg:width="2.6689in" style:rel-width="100%" svg:height="2.0035in" style:rel-height="scale" draw:z-index="34"><draw:image xlink:href="../images/filter_color_80B.JPG" xlink:type="simple" xlink:show="embed" xlink:actuate="onLoad"/></draw:frame>Figure <text:sequence text:ref-name="refFigure7" text:name="Figure" text:formula="ooow:Figure+1" style:num-format="1">8</text:sequence>: A blue filter<text:change-start text:change-id="ct41981600"/> (80B)<text:change-end text:change-id="ct41981600"/> to use<text:change-start text:change-id="ct41963120"/> with<text:change-end text:change-id="ct41963120"/> <text:change text:change-id="ct41969744"/>da<text:change text:change-id="ct41969936"/><text:change-start text:change-id="ct41977648"/>y<text:change-end text:change-id="ct41977648"/>light <text:change-start text:change-id="ct41977984"/>film <text:change-end text:change-id="ct41977984"/><text:change text:change-id="ct41967728"/><text:change-start text:change-id="ct41967920"/>and <text:change-end text:change-id="ct41967920"/>tungsten light<text:change-start text:change-id="ct52896880"/>, <text:span text:style-name="T2">(from Wikimedia Commons, by mestesso</text:span><text:span text:style-name="T9">)</text:span><text:change-end text:change-id="ct52896880"/></text:p></draw:text-box></draw:frame><text:change-end text:change-id="ct41973920"/><text:change-start text:change-id="ct41960272"/>For example, a daylight-calibrated film must be used with a blue filter when the only available light is tungsten (usually at 3200°K)<text:change-end text:change-id="ct41960272"/><text:change-start text:change-id="ct41959984"/> in order to <text:change-end text:change-id="ct41959984"/><text:change-start text:change-id="ct41968288"/>cool down the temperature.<text:change-end text:change-id="ct41968288"/><text:change-start text:change-id="ct41975504"/></text:p>
            <text:p text:style-name="Darktable_20_text">The other category, the colored filters, are used also to manipulate the contrast in the photo, and that's why they are interesting when a picture will be converted to black and white.</text:p>
            <text:p text:style-name="Darktable_20_text">A colored filter reduces the non filtered components of the light that pass through it. For example a red filter lightens the red color and darkens yellows and blues. So if a sunset have the clouds illuminated in red by the sun, a red filter will lightens those clouds. Such a filter usually darkens the sky (which is almost blue) and brings out the reds. A more attenuated version of the red filter is the orange one. </text:p>
            <text:p text:style-name="Darktable_20_text">A nature shoot can be enhanced by a green filter, which brings out the trees (and especially the leaves) and darkens the sky.<text:change-end text:change-id="ct41975504"/></text:p>
          </table:table-cell>
        </table:table-row>
      </table:table>
      <text:p text:style-name="Darktable_20_text"><text:change-start text:change-id="ct42061504"/><office:annotation><dc:creator>Stefano Fornari</dc:creator><dc:date>2011-06-11T15:43:51</dc:date><text:p text:style-name="P27"><text:span text:style-name="T18">Can you please explain this better? What happens of the tones inside the circle and what of the ones outside it?</text:span></text:p><text:p text:style-name="P27"><text:span text:style-name="T18">Can you also explain more in details the effect of moving the circle around the color space?</text:span></text:p></office:annotation><text:change-end text:change-id="ct42061504"/></text:p>
      <text:p text:style-name="Darktable_20_heading_20_4"><text:change-start text:change-id="ct42072912"/>Using the channel mixer</text:p>
      <text:p text:style-name="Darktable_20_text">Among the most used ways to convert an image to black and white, probably the most used is the <text:span text:style-name="T6">channel mixer. </text:span><text:span text:style-name="T7">Basically it is used to balance the composition of red, green and blue colors in the image. <text:tab/>Its panel is illustrated in </text:span><text:span text:style-name="T7"><text:sequence-ref text:reference-format="category-and-value" text:ref-name="refFigure8">Figure 9</text:sequence-ref></text:span><text:span text:style-name="T7">.</text:span></text:p>
      <text:p text:style-name="P6"><draw:frame draw:style-name="fr4" draw:name="Frame9" text:anchor-type="paragraph" svg:y="0.0972in" svg:width="2.7437in" style:rel-width="40%" svg:height="1.7291in" fo:min-height="17%" draw:z-index="2"><draw:text-box><text:p text:style-name="Darktable_20_caption"><draw:frame draw:style-name="fr23" draw:name="graphics9" text:anchor-type="paragraph" svg:y="0.0008in" svg:width="2.3626in" svg:height="1.4244in" draw:z-index="3"><draw:image xlink:href="../images/ui_channel_mixer.png" xlink:type="simple" xlink:show="embed" xlink:actuate="onLoad"/></draw:frame>Figure <text:sequence text:ref-name="refFigure8" text:name="Figure" text:formula="ooow:Figure+1" style:num-format="1">9</text:sequence>: The channel mixer panel</text:p></draw:text-box></draw:frame>The output channel tab has only one dropdown option, which is used to choose the channel to regulate. In case of black and white conversion the gray channel will be used, otherwise the other options are the color channels (red, green, blue) and hue, saturation and value.</text:p>
      <text:p text:style-name="P6">By default all source channels are zeroed. The image will be converted to black and white only when all bars (red, green and blue) have values different from zero.</text:p>
      <text:p text:style-name="P6"><draw:frame draw:style-name="fr5" draw:name="Frame10" text:anchor-type="paragraph" svg:x="0.0209in" svg:y="0.2492in" svg:width="6.6929in" draw:z-index="4"><draw:text-box fo:min-height="4.0445in"><text:p text:style-name="Darktable_20_caption"><draw:frame draw:style-name="fr23" draw:name="graphics10" text:anchor-type="paragraph" svg:y="0in" svg:width="4.3799in" svg:height="3.6in" draw:z-index="35"><draw:image xlink:href="../images/ui_channel_mixer_only_2_channels.png" xlink:type="simple" xlink:show="embed" xlink:actuate="onLoad"/></draw:frame>Figure <text:sequence text:ref-name="refFigure9" text:name="Figure" text:formula="ooow:Figure+1" style:num-format="1">10</text:sequence>: The channel mixer, set to the gray channel, with only two source channel modified does not modify the image<text:change text:change-id="ct42046848"/></text:p></draw:text-box></draw:frame>For example, by setting the red and green to 0.5 the photo remains unchanged (<text:sequence-ref text:reference-format="category-and-value" text:ref-name="refFigure9">Figure 10</text:sequence-ref>).</text:p>
      <text:p text:style-name="Darktable_20_text">By setting also the third channel, in this case the blue, the image is converted to black and white, taking into account the values assigned to each component. The sum of the values assigned to the channel should sum up to one, for example by setting red to 0.4, green to 0.4 and blue to 0.2 (see <text:sequence-ref text:reference-format="category-and-value" text:ref-name="refFigure10">Figure 11</text:sequence-ref>), otherwise the photo will be overexposed, like in <text:sequence-ref text:reference-format="category-and-value" text:ref-name="refFigure11">Figure 12</text:sequence-ref>.</text:p>
      <text:p text:style-name="Darktable_20_text"><draw:frame draw:style-name="fr6" draw:name="Frame11" text:anchor-type="paragraph" svg:width="5.05in" draw:z-index="5"><draw:text-box fo:min-height="3.5228in"><text:p text:style-name="Darktable_20_caption"><draw:frame draw:style-name="fr23" draw:name="graphics12" text:anchor-type="paragraph" svg:y="0in" svg:width="3.9366in" svg:height="3.2425in" draw:z-index="6"><draw:image xlink:href="../images/ui_channel_mixer_all_channels.png" xlink:type="simple" xlink:show="embed" xlink:actuate="onLoad"/></draw:frame>Figure <text:sequence text:ref-name="refFigure10" text:name="Figure" text:formula="ooow:Figure+1" style:num-format="1">11</text:sequence>: Channel mixer with channel values set to (0.4, 0.4, 0.2)</text:p></draw:text-box></draw:frame></text:p>
      <text:p text:style-name="Darktable_20_text"><draw:frame draw:style-name="fr4" draw:name="Frame12" text:anchor-type="paragraph" svg:y="0.1098in" svg:width="5.0543in" draw:z-index="7"><draw:text-box fo:min-height="4.1543in"><text:p text:style-name="Darktable_20_caption"><draw:frame draw:style-name="fr23" draw:name="graphics13" text:anchor-type="paragraph" svg:y="0.0008in" svg:width="3.9366in" svg:height="3.8673in" draw:z-index="8"><draw:image xlink:href="../images/ui_channel_mixer_all_channels_overexposed.png" xlink:type="simple" xlink:show="embed" xlink:actuate="onLoad"/></draw:frame>Figure <text:sequence text:ref-name="refFigure11" text:name="Figure" text:formula="ooow:Figure+1" style:num-format="1">12</text:sequence>: Channel mixer with values that overexpose the image</text:p></draw:text-box></draw:frame>The channel mixer has the advantage over the other methods that it is simple to give more control on how to convert particular colors by increasing or decreasing the contribution of the red, green and blue channels.</text:p>
      <text:p text:style-name="Darktable_20_text">By defaults there are some presets for black and white conversion, illustrated in <text:sequence-ref text:reference-format="category-and-value" text:ref-name="refFigure12">Figure 13</text:sequence-ref>.</text:p>
      <text:p text:style-name="Darktable_20_text"><draw:frame draw:style-name="fr7" draw:name="Frame13" text:anchor-type="paragraph" svg:width="2.6126in" draw:z-index="9"><draw:text-box fo:min-height="2.2618in"><text:p text:style-name="Darktable_20_caption"><draw:frame draw:style-name="fr23" draw:name="graphics14" text:anchor-type="paragraph" svg:y="0.0008in" svg:width="2.3772in" svg:height="2.1563in" draw:z-index="10"><draw:image xlink:href="../images/ui_channel_mixer_presets.png" xlink:type="simple" xlink:show="embed" xlink:actuate="onLoad"/></draw:frame>Figure <text:sequence text:ref-name="refFigure12" text:name="Figure" text:formula="ooow:Figure+1" style:num-format="1">13</text:sequence>: Channel mixer presets</text:p></draw:text-box></draw:frame>The default <text:span text:style-name="T17">b/w </text:span><text:span text:style-name="T4">preset assigns the values 0.210 , 0.720 , 0.070 to the channels red, green and blue. </text:span></text:p>
      <text:p text:style-name="P14"><draw:frame draw:style-name="fr7" draw:name="Frame14" text:anchor-type="paragraph" svg:width="4in" draw:z-index="11"><draw:text-box fo:min-height="3.3201in"><text:p text:style-name="Darktable_20_caption"><draw:frame draw:style-name="fr24" draw:name="graphics15" text:anchor-type="paragraph" svg:x="0.0016in" svg:y="0.0008in" svg:width="4in" style:rel-width="100%" svg:height="3.3201in" style:rel-height="scale" draw:z-index="12"><draw:image xlink:href="../images/ui_channel_mixer_bw_preset.png" xlink:type="simple" xlink:show="embed" xlink:actuate="onLoad"/></draw:frame>Figure <text:sequence text:ref-name="refFigure13" text:name="Figure" text:formula="ooow:Figure+1" style:num-format="1">14</text:sequence>: Default values for black and white preset</text:p></draw:text-box></draw:frame>Let's compare it with another one with more emphasis on the red channel as in <text:sequence-ref text:reference-format="category-and-value" text:ref-name="refFigure14">Figure 15</text:sequence-ref>.</text:p>
      <text:p text:style-name="P14"><draw:frame draw:style-name="fr8" draw:name="Frame15" text:anchor-type="paragraph" svg:width="4.972in" draw:z-index="13"><draw:text-box fo:min-height="3.5083in"><text:p text:style-name="Darktable_20_caption"><draw:frame draw:style-name="fr23" draw:name="graphics16" text:anchor-type="paragraph" svg:y="0.0008in" svg:width="3.9366in" svg:height="3.2425in" draw:z-index="14"><draw:image xlink:href="../images/ui_channel_mixer_custom_values.png" xlink:type="simple" xlink:show="embed" xlink:actuate="onLoad"/></draw:frame>Figure <text:sequence text:ref-name="refFigure14" text:name="Figure" text:formula="ooow:Figure+1" style:num-format="1">15</text:sequence>: Channel mixer with more emphasis on the red channel</text:p></draw:text-box></draw:frame>In this case the lamps, which originally have a red color cast, have more emphasis on them due to the increased red channel value.</text:p>
      <text:p text:style-name="Darktable_20_heading_20_4"><text:change-end text:change-id="ct42072912"/>Using the saturation</text:p>
      <text:p text:style-name="Darktable_20_text"><text:span text:style-name="T7">Another way to convert to black and white or to sepia</text:span><text:change-start text:change-id="ct40780368"/><text:span text:style-name="T7"><office:annotation><dc:creator>Stefano Fornari</dc:creator><dc:date>2011-06-11T15:58:46</dc:date><text:p text:style-name="P27"><text:span text:style-name="T18">Could we add a section on sepia tone coloring? I understand it cannot be done with the monochrome plugin, right? Can the plit tone plugin be used?</text:span></text:p></office:annotation></text:span><text:change-end text:change-id="ct40780368"/><text:span text:style-name="T7"> tone is to lower the saturation by using the </text:span><text:span text:style-name="T6">Color zones</text:span><text:span text:style-name="T7"> </text:span><text:change text:change-id="ct40773680"/><text:change-start text:change-id="ct40773456"/><text:span text:style-name="T7">plugin</text:span><text:change-end text:change-id="ct40773456"/><text:span text:style-name="T7"> under the </text:span><text:span text:style-name="T6">Color </text:span><text:span text:style-name="T7">group.</text:span></text:p>
      <text:p text:style-name="Darktable_20_text"><text:span text:style-name="T7">Open </text:span><text:change text:change-id="ct40772960"/><text:span text:style-name="T7">Lamps.CR2 </text:span><text:change text:change-id="ct40773872"/><text:change-start text:change-id="ct40772160"/><text:span text:style-name="T7">as before and</text:span><text:change-end text:change-id="ct40772160"/><text:change text:change-id="ct40774112"/><text:span text:style-name="T7"> click on the Color group</text:span><text:change text:change-id="ct40774304"/><text:change-start text:change-id="ct40774496"/><text:span text:style-name="T7">; </text:span><text:change-end text:change-id="ct40774496"/><text:change text:change-id="ct40774688"/><text:span text:style-name="T7">select the Saturation tab under the Color zones plugin, as in </text:span><text:span text:style-name="T7"><text:sequence-ref text:reference-format="category-and-value" text:ref-name="refFigure15">Figure 16</text:sequence-ref></text:span><text:span text:style-name="T7">. </text:span></text:p>
      <text:p text:style-name="Darktable_20_text"><draw:frame draw:style-name="fr17" draw:name="Frame7" text:anchor-type="paragraph" svg:x="0.0016in" svg:y="0.1256in" svg:width="6.6929in" draw:z-index="46"><draw:text-box fo:min-height="4.0154in"><text:p text:style-name="Darktable_20_caption"><draw:frame draw:style-name="fr24" draw:name="graphics7" text:anchor-type="paragraph" svg:x="0.0016in" svg:y="0.0008in" svg:width="6.6929in" style:rel-width="100%" svg:height="4.0154in" style:rel-height="scale" draw:z-index="47"><draw:image xlink:href="../images/ui_open_lamps_colorzones_default.png" xlink:type="simple" xlink:show="embed" xlink:actuate="onLoad"/></draw:frame>Figure <text:sequence text:ref-name="refFigure15" text:name="Figure" text:formula="ooow:Figure+1" style:num-format="1">16</text:sequence>: Lamps image, on the right the color zones panel with the saturation tab open</text:p></draw:text-box></draw:frame><text:span text:style-name="T7">Now pick with the left mouse the dots in the middle of the frame and drag them to the bottom. You can change the influence of each dots with the scroll button of the mouse. The result should be something like </text:span><text:span text:style-name="T7"><text:sequence-ref text:reference-format="category-and-value" text:ref-name="refFigure16">Figure 17</text:sequence-ref></text:span><text:span text:style-name="T7">. The advantage of this method over the </text:span><text:change-start text:change-id="ct40788288"/><text:span text:style-name="T7">use of the </text:span><text:change-end text:change-id="ct40788288"/><text:span text:style-name="T7">monochrome </text:span><text:change text:change-id="ct40775856"/><text:change-start text:change-id="ct40776576"/><text:span text:style-name="T7">plugin</text:span><text:change-end text:change-id="ct40776576"/><text:span text:style-name="T7"> is that it is possible to choose to desaturate only some colors in the image.</text:span><text:change-start text:change-id="ct40773184"/></text:p>
      <text:p text:style-name="P6"><draw:frame draw:style-name="fr4" draw:name="Frame8" text:anchor-type="paragraph" svg:y="-0.0425in" svg:width="6.6929in" draw:z-index="48"><draw:text-box fo:min-height="4.0154in"><text:p text:style-name="Darktable_20_caption"><draw:frame draw:style-name="fr24" draw:name="graphics8" text:anchor-type="paragraph" svg:x="0.0016in" svg:y="0.0008in" svg:width="6.6929in" style:rel-width="100%" svg:height="4.0154in" style:rel-height="scale" draw:z-index="49"><draw:image xlink:href="../images/ui_open_lamps_colorzones_dragdown.png" xlink:type="simple" xlink:show="embed" xlink:actuate="onLoad"/></draw:frame>Figure <text:sequence text:ref-name="refFigure16" text:name="Figure" text:formula="ooow:Figure+1" style:num-format="1">17</text:sequence>: Image converted to sepia tone by lowering the saturation</text:p></draw:text-box></draw:frame><text:change-end text:change-id="ct40773184"/><text:change text:change-id="ct42020048"/><text:change-start text:change-id="ct41969168"/>On the opposite side, with this<text:change-end text:change-id="ct41969168"/><text:change-start text:change-id="ct42093216"/> plugin it is more difficult to create an homogeneous and natural effect, therefore for most<text:change-end text:change-id="ct42093216"/> <text:change text:change-id="ct40775184"/>conversion<text:change-start text:change-id="ct42116864"/>s<text:change-end text:change-id="ct42116864"/> to black and white<text:change text:change-id="ct40776048"/>, <text:change text:change-id="ct42097808"/>the monochrome plugin does a better job.<text:change-start text:change-id="ct140570589498496"/></text:p>
      <text:p text:style-name="P7"><text:change-end text:change-id="ct140570589498496"/><text:change text:change-id="ct140570589768528"/><text:change-start text:change-id="ct140570589723088"/>Adjusting contrast</text:p>
      <text:p text:style-name="P6"><text:change-end text:change-id="ct140570589723088"/><text:change-start text:change-id="ct140570589600512"/>An important quality in photographic images in general, and in particular in the case of<text:change-end text:change-id="ct140570589600512"/><text:change-start text:change-id="ct140570589857568"/> black and white images, is contrast. In a BW image the space of colors is limited compared to color images<text:change-end text:change-id="ct140570589857568"/><text:change-start text:change-id="ct140570589705008"/>, therefore the risk is that the tones between black and white are too close<text:change-end text:change-id="ct140570589705008"/><text:change-start text:change-id="ct140570589711296"/>, resulting in a washed and all-gray image.<text:change-end text:change-id="ct140570589711296"/><text:change-start text:change-id="ct41717632"/></text:p>
      <text:p text:style-name="P6"><draw:frame draw:style-name="fr9" draw:name="Frame16" text:anchor-type="paragraph" svg:y="0.0409in" svg:width="5.2898in" draw:z-index="23"><draw:text-box fo:min-height="2.9862in"><text:p text:style-name="Darktable_20_caption"><draw:frame draw:style-name="fr25" draw:name="graphics17" text:anchor-type="paragraph" svg:y="0in" svg:width="4.1665in" svg:height="2.7709in" draw:z-index="24"><draw:image xlink:href="../images/warrior-1.jpg" xlink:type="simple" xlink:show="embed" xlink:actuate="onLoad"/></draw:frame>Figure <text:sequence text:ref-name="refFigure17" text:name="Figure" text:formula="ooow:Figure+1" style:num-format="1">18</text:sequence>: A picture of a warrior to be converted to black and white</text:p></draw:text-box></draw:frame>Darktable helps improving the contr<text:change-end text:change-id="ct41717632"/><text:change-start text:change-id="ct40853712"/>ast of an image in an easy way with the <text:span text:style-name="Darktable_20_emphasis">tone curve</text:span> plugin. Note that t<text:change-end text:change-id="ct40853712"/><text:change-start text:change-id="ct41968896"/>his plug in can be used on color image<text:change-end text:change-id="ct41968896"/><text:change-start text:change-id="ct41719440"/>s<text:change-end text:change-id="ct41719440"/><text:change-start text:change-id="ct40854944"/> too, but it is almost a must for a black and white workflow. For example, consider the image of <text:sequence-ref text:reference-format="category-and-value" text:ref-name="refFigure17">Figure 18</text:sequence-ref>.</text:p>
      <text:p text:style-name="P6"><text:bookmark-start text:name="__DdeLink__1447_1311127335"/><text:change-end text:change-id="ct40854944"/><text:change-start text:change-id="ct41720784"/>The image is quite pale by itself, <text:bookmark-end text:name="__DdeLink__1447_1311127335"/><text:change-end text:change-id="ct41720784"/><text:change-start text:change-id="ct40979104"/>and the <text:change-end text:change-id="ct40979104"/><text:change text:change-id="ct40778752"/><text:change-start text:change-id="ct42059024"/>color space used is limited compared to all<text:change-end text:change-id="ct42059024"/><text:change-start text:change-id="ct42058832"/> the other<text:change-end text:change-id="ct42058832"/><text:change-start text:change-id="ct40856800"/> available colors. This is well shown by the image histogram, as in <text:sequence-ref text:reference-format="category-and-value" text:ref-name="refFigure18">Figure 19</text:sequence-ref>.</text:p>
      <text:p text:style-name="P6"><draw:frame draw:style-name="fr10" draw:name="Frame17" text:anchor-type="paragraph" svg:y="-0.0555in" svg:width="3.2028in" draw:z-index="15"><draw:text-box fo:min-height="1.7598in"><text:p text:style-name="Darktable_20_caption"><draw:frame draw:style-name="fr23" draw:name="graphics18" text:anchor-type="paragraph" svg:y="0.0008in" svg:width="2.6043in" svg:height="1.4689in" draw:z-index="16"><draw:image xlink:href="../images/warrior-1-histogram.png" xlink:type="simple" xlink:show="embed" xlink:actuate="onLoad"/></draw:frame>Figure <text:sequence text:ref-name="refFigure18" text:name="Figure" text:formula="ooow:Figure+1" style:num-format="1">19</text:sequence>: Histogram of the RAW image</text:p></draw:text-box></draw:frame><text:change-end text:change-id="ct40856800"/><text:change-start text:change-id="ct42113120"/>Colors do not <text:change-end text:change-id="ct42113120"/><text:change-start text:change-id="ct41724240"/>add much value to this image making it an easy candidate for a black and white conversion<text:change-end text:change-id="ct41724240"/><text:change-start text:change-id="ct41724944"/>; since there won't be the help of colors, to make the image more interesting we want to <text:change-end text:change-id="ct41724944"/><text:change-start text:change-id="ct40855744"/>highlight the texture and the subtle shades <text:change-end text:change-id="ct40855744"/><text:change-start text:change-id="ct40857904"/>so to give more depth <text:change-end text:change-id="ct40857904"/><text:change-start text:change-id="ct40861152"/>to the scene. After increasing sharpness with the <text:span text:style-name="Darktable_20_emphasis">sharpen</text:span> plugin (setting amount = 2.0), a simple conversion to black and white provide the result of <text:sequence-ref text:reference-format="category-and-value" text:ref-name="refFigure19">Figure 20</text:sequence-ref>.<text:change-end text:change-id="ct40861152"/><text:change-start text:change-id="ct40871952"/></text:p>
      <text:p text:style-name="P6"><draw:frame draw:style-name="fr11" draw:name="Frame18" text:anchor-type="paragraph" svg:x="0in" svg:y="0.0063in" svg:width="4.1665in" draw:z-index="21"><draw:text-box fo:min-height="2.7709in"><text:p text:style-name="Darktable_20_caption"><draw:frame draw:style-name="fr25" draw:name="graphics19" text:anchor-type="paragraph" svg:y="0in" svg:width="4.1665in" style:rel-width="100%" svg:height="2.7709in" style:rel-height="scale" draw:z-index="22"><draw:image xlink:href="../images/warrior-2.jpg" xlink:type="simple" xlink:show="embed" xlink:actuate="onLoad"/></draw:frame>Figure <text:sequence text:ref-name="refFigure19" text:name="Figure" text:formula="ooow:Figure+1" style:num-format="1">20</text:sequence>: Simple conversion to black and white</text:p></draw:text-box></draw:frame>As it can b<text:change-end text:change-id="ct40871952"/><text:change-start text:change-id="ct40866016"/>e noticed, the image seems quite flat<text:change-end text:change-id="ct40866016"/><text:change-start text:change-id="ct40871648"/> and washed out. This result is similar to what most cameras can do when automatically converting <text:change-end text:change-id="ct40871648"/><text:change-start text:change-id="ct40858848"/>a color photo to monochrome.<text:change-end text:change-id="ct40858848"/><text:change-start text:change-id="ct40866624"/> In the following we will see how the tone curve plugin can help.</text:p>
      <text:p text:style-name="P6">Turn on the plugin<text:change-end text:change-id="ct40866624"/><text:change-start text:change-id="ct40861344"/>, its content becomes <text:change-end text:change-id="ct40861344"/><text:change-start text:change-id="ct40861536"/>like in <text:sequence-ref text:reference-format="category-and-value" text:ref-name="refFigure20">Figure 21</text:sequence-ref>.</text:p>
      <text:p text:style-name="P6"><text:change-end text:change-id="ct40861536"/><text:change-start text:change-id="ct40864368"/>It is a square quadrant with the histogram in the background and a <text:change-end text:change-id="ct40864368"/><text:change-start text:change-id="ct40864560"/>crossing line from left-bottom to top-right.<text:change-end text:change-id="ct40864560"/><text:change-start text:change-id="ct40859248"/> The plugin works on the luminosity channel (L) of an image<text:change-end text:change-id="ct40859248"/><text:change-start text:change-id="ct40859440"/> <text:change-end text:change-id="ct40859440"/><text:change-start text:change-id="ct40879280"/><text:s/>allowing to amplify or reduce the luminosity of <text:s/>the image pixels. </text:p>
      <text:p text:style-name="P6"><draw:frame draw:style-name="fr12" draw:name="Frame19" text:anchor-type="paragraph" svg:y="1.1547in" svg:width="2.9791in" draw:z-index="17"><draw:text-box fo:min-height="2.9256in"><text:p text:style-name="Darktable_20_caption"><draw:frame draw:style-name="fr25" draw:name="graphics20" text:anchor-type="paragraph" svg:y="0in" svg:width="2.7398in" svg:height="2.7291in" draw:z-index="18"><draw:image xlink:href="../images/warrior-2-tone-plugin.png" xlink:type="simple" xlink:show="embed" xlink:actuate="onLoad"/></draw:frame>Figure <text:sequence text:ref-name="refFigure20" text:name="Figure" text:formula="ooow:Figure+1" style:num-format="1">21</text:sequence>: Tone curve plugin turned on</text:p></draw:text-box></draw:frame>On the horizontal axis ther<text:change-end text:change-id="ct40879280"/><text:change-start text:change-id="ct41728656"/>e are the <text:change-end text:change-id="ct41728656"/><text:change-start text:change-id="ct40876080"/>L channel values of the image being processed (input), from <text:change-end text:change-id="ct40876080"/><text:change-start text:change-id="ct40876272"/>L=0 to its maximum level<text:change-end text:change-id="ct40876272"/><text:change-start text:change-id="ct40878976"/>. Above this axis the plugin shows the histogram of the channel, plotting for each value of<text:change-end text:change-id="ct40878976"/><text:change-start text:change-id="ct40856304"/> L how many pixels of the image have that value of luminance. The vertical axis shows<text:change-end text:change-id="ct40856304"/><text:change-start text:change-id="ct40856496"/> the<text:change-end text:change-id="ct40856496"/><text:change-start text:change-id="ct40867744"/> <text:change-end text:change-id="ct40867744"/><text:change-start text:change-id="ct41731824"/>L values of the final image (output), after the plugin has been applied to the photo data. The line crossing the quadrant (the <text:span text:style-name="Darktable_20_emphasis">curve</text:span>) tells the output L-value darktable should use for pixels that originally have the corresponding input L-value<text:change-end text:change-id="ct41731824"/><text:change-start text:change-id="ct41730768"/>.</text:p>
      <text:p text:style-name="P6"><text:change-end text:change-id="ct41730768"/><text:change-start text:change-id="ct40867936"/>For example, in the left section of <text:span text:style-name="T13"><text:sequence-ref text:reference-format="category-and-value" text:ref-name="refFigure21">Figure 22</text:sequence-ref></text:span>, <text:change-end text:change-id="ct40867936"/><text:change-start text:change-id="ct41733936"/>the tone curve leaves all input values unchanged: after applying the plugin, pixels <text:change-end text:change-id="ct41733936"/><text:change-start text:change-id="ct41733584"/>with L=0.5 will still have L=0.5<text:change-end text:change-id="ct41733584"/><text:change-start text:change-id="ct41733232"/>. Being the line linear and with slope of 45°, this will be true for all input values. Similarly, in the right portion of the figure, <text:change-end text:change-id="ct41733232"/><text:change-start text:change-id="ct41734640"/>since <text:change-end text:change-id="ct41734640"/><text:change-start text:change-id="ct41731472"/>the slope is reduced to 22.5°, the luminosity of pixel with L=0.5 will be reduce<text:change-end text:change-id="ct41731472"/><text:change-start text:change-id="ct41734288"/>d to 0.25 and the ones with L=1 will be rendered as L=0.5. One simple rule to remember is that the <text:change-end text:change-id="ct41734288"/><text:change-start text:change-id="ct41737808"/>higher is the sloppiness of the curve <text:change-end text:change-id="ct41737808"/><text:change-start text:change-id="ct40613008"/>the higher is the contrast between the tones.</text:p>
      <text:p text:style-name="P6"><draw:frame draw:style-name="fr13" draw:name="Frame20" text:anchor-type="paragraph" svg:width="6.6929in" draw:z-index="19"><draw:text-box fo:min-height="2.9154in"><text:p text:style-name="Darktable_20_caption"><draw:frame draw:style-name="fr24" draw:name="graphics21" text:anchor-type="paragraph" svg:x="0.0016in" svg:y="0.0008in" svg:width="6.6929in" style:rel-width="100%" svg:height="2.9154in" style:rel-height="scale" draw:z-index="20"><draw:image xlink:href="../images/warrior-tone-plugin-examples.png" xlink:type="simple" xlink:show="embed" xlink:actuate="onLoad"/></draw:frame>Figure <text:sequence text:ref-name="refFigure21" text:name="Figure" text:formula="ooow:Figure+1" style:num-format="1">22</text:sequence>: Tone curve plugin examples</text:p></draw:text-box></draw:frame>The line that controls how tones are <text:change-end text:change-id="ct40613008"/><text:change-start text:change-id="ct40874464"/>rendered is called curve because it can actually be not linear, so to give much more control on how all tones shall be represented in the final ima<text:change-end text:change-id="ct40874464"/><text:change-start text:change-id="ct40887152"/>ge. A quite common curve used to improve contrast, for example, is the typical S curve, as illustrated in <text:span text:style-name="T13"><text:sequence-ref text:reference-format="category-and-value" text:ref-name="refFigure22">Figure 24</text:sequence-ref></text:span>.</text:p>
      <text:p text:style-name="P6"><draw:frame draw:style-name="fr18" draw:name="Frame21" text:anchor-type="paragraph" svg:x="0.448in" svg:y="0.0937in" svg:width="2.7075in" draw:z-index="50"><draw:text-box fo:min-height="2.7075in"><text:p text:style-name="Darktable_20_caption"><draw:frame draw:style-name="fr26" draw:name="graphics22" text:anchor-type="paragraph" svg:x="0in" svg:y="0in" svg:width="2.7075in" style:rel-width="100%" svg:height="2.7075in" style:rel-height="scale" draw:z-index="51"><draw:image xlink:href="../images/warrior-tone-plugin-s.png" xlink:type="simple" xlink:show="embed" xlink:actuate="onLoad"/></draw:frame>Figure <text:sequence text:ref-name="refFigure22" text:name="Figure" text:formula="ooow:Figure+1" style:num-format="1">24</text:sequence>: S tone curve</text:p></draw:text-box></draw:frame><draw:frame draw:style-name="fr19" draw:name="Frame22" text:anchor-type="paragraph" svg:x="3.5661in" svg:y="0.0835in" svg:width="2.6661in" draw:z-index="52"><draw:text-box fo:min-height="2.7181in"><text:p text:style-name="Darktable_20_caption"><draw:frame draw:style-name="fr25" draw:name="graphics23" text:anchor-type="paragraph" svg:y="0in" svg:width="2.6661in" style:rel-width="100%" svg:height="2.7181in" style:rel-height="scale" draw:z-index="53"><draw:image xlink:href="../images/warrior-tone-plugin-s-1.png" xlink:type="simple" xlink:show="embed" xlink:actuate="onLoad"/></draw:frame>Figure <text:sequence text:ref-name="refFigure23" text:name="Figure" text:formula="ooow:Figure+1" style:num-format="1">23</text:sequence>: Editing the tone curve</text:p></draw:text-box></draw:frame>The tone curve can be directly manipulated with the mouse: <text:change-end text:change-id="ct40887152"/><text:change-start text:change-id="ct41734992"/>when the pointer goes over the curve,<text:change-end text:change-id="ct41734992"/><text:change-start text:change-id="ct40882016"/> darktable shows a small circle on the curve and a light gray shadows tells how much the curve can be changed in one gesture without making changes that would look unnatural (see <text:span text:style-name="T13"><text:sequence-ref text:reference-format="category-and-value" text:ref-name="refFigure23">Figure 23</text:sequence-ref></text:span>). Click on the <text:change-end text:change-id="ct40882016"/><text:change-start text:change-id="ct40855936"/>circle and drag the line as desired. The new curve is immediately applied to the image so that the result<text:change-end text:change-id="ct40855936"/><text:change-start text:change-id="ct40875216"/> can be checked real-time.<text:change-end text:change-id="ct40875216"/><text:change-start text:change-id="ct40882496"/> The four little triangles at the bottom of the horizontal axis are guides <text:change-end text:change-id="ct40882496"/><text:change-start text:change-id="ct40892352"/>that helps darktable <text:change-end text:change-id="ct40892352"/><text:change text:change-id="ct41740624"/><text:change-start text:change-id="ct41740976"/>change the curve while dragged keeping <text:change-end text:change-id="ct41740976"/><text:change-start text:change-id="ct41740272"/>some continuity. They can be slid<text:change-end text:change-id="ct41740272"/><text:change text:change-id="ct41741328"/><text:change-start text:change-id="ct41743328"/> as well to achieve the wanted curve. </text:p>
      <text:p text:style-name="P6">The best way to familiarize with the tone curve plugin is to try the <text:change-end text:change-id="ct41743328"/><text:change-start text:change-id="ct41741680"/>effect of the different gestures and the resulting curves to an image. Take some time to do it now<text:change-end text:change-id="ct41741680"/><text:change-start text:change-id="ct41742032"/> with the image of the warrior. </text:p>
      <text:p text:style-name="P6">There are also two presets: mid contract and high contrast. Try those predefined curves as well.</text:p>
      <text:p text:style-name="P6">Back to the photo, the first improvement is to <text:change-end text:change-id="ct41742032"/><text:change-start text:change-id="ct41742384"/>redistribute the tones <text:change-end text:change-id="ct41742384"/><text:change-start text:change-id="ct40887808"/>so to use the entire spectrum (remember the starting image does not use the entire spectrum). This can be done changing the curve li<text:change-end text:change-id="ct40887808"/><text:change-start text:change-id="ct40899776"/>ke in <text:sequence-ref text:reference-format="category-and-value" text:ref-name="refFigure24">Figure 25</text:sequence-ref><text:span text:style-name="T13"> obtaining the result illustrated.</text:span></text:p>
      <table:table table:name="Table1" table:style-name="Table1">
        <table:table-column table:style-name="Table1.A"/>
        <table:table-column table:style-name="Table1.B"/>
        <table:table-row table:style-name="Table1.1">
          <table:table-cell table:style-name="Table1.A1" office:value-type="string">
            <text:p text:style-name="P17"><draw:frame draw:style-name="fr27" draw:name="graphics24" text:anchor-type="as-char" svg:y="-1.448in" svg:width="1.9689in" svg:height="1.9689in" draw:z-index="25"><draw:image xlink:href="../images/warrior-3-tone-plugin.png" xlink:type="simple" xlink:show="embed" xlink:actuate="onLoad"/></draw:frame></text:p>
          </table:table-cell>
          <table:table-cell table:style-name="Table1.A1" office:value-type="string">
            <text:p text:style-name="P17"><draw:frame draw:style-name="fr28" draw:name="graphics25" text:anchor-type="as-char" svg:y="-2.7189in" svg:width="4.1665in" svg:height="2.7709in" draw:z-index="26"><draw:image xlink:href="../images/warrior-3.jpg" xlink:type="simple" xlink:show="embed" xlink:actuate="onLoad"/></draw:frame></text:p>
          </table:table-cell>
        </table:table-row>
      </table:table>
      <text:p text:style-name="Figure">Figure <text:sequence text:ref-name="refFigure24" text:name="Figure" text:formula="ooow:Figure+1" style:num-format="1">25</text:sequence>: The warrior after redistributing the tones</text:p>
      <text:p text:style-name="P6"><text:change-end text:change-id="ct40899776"/><text:change-start text:change-id="ct40893456"/><text:span text:style-name="T13">The image is now improved. </text:span><text:change-end text:change-id="ct40893456"/><text:change-start text:change-id="ct40896800"/><text:span text:style-name="T13">The higher contrast highlights the details of the texture and </text:span><text:change-end text:change-id="ct40896800"/><text:change-start text:change-id="ct40894624"/><text:span text:style-name="T13">gives the image depth</text:span><text:change-end text:change-id="ct40894624"/><text:change-start text:change-id="ct40891488"/><text:span text:style-name="T13"> and </text:span><text:change-end text:change-id="ct40891488"/><text:change-start text:change-id="ct40902736"/><text:span text:style-name="T13">the feeling of the determination and value of the warrior. With a small additional </text:span><text:change-end text:change-id="ct40902736"/><text:change-start text:change-id="ct40903888"/><text:span text:style-name="T13">touch</text:span><text:change-end text:change-id="ct40903888"/><text:change-start text:change-id="ct40905328"/><text:span text:style-name="T13">, we can darken a bit the background, so that the main subject pops up more from it. This can still be done easily </text:span><text:change-end text:change-id="ct40905328"/><text:change-start text:change-id="ct40906208"/><text:span text:style-name="T13">darkening more the low-L tones of the image like illustrated in </text:span><text:span text:style-name="T13"><text:sequence-ref text:reference-format="category-and-value" text:ref-name="refFigure25">Figure 26</text:sequence-ref></text:span><text:span text:style-name="T13">.</text:span><text:change-end text:change-id="ct40906208"/><text:change-start text:change-id="ct40892656"/></text:p>
      <table:table table:name="Table2" table:style-name="Table2">
        <table:table-column table:style-name="Table2.A"/>
        <table:table-column table:style-name="Table2.B"/>
        <table:table-row table:style-name="Table2.1">
          <table:table-cell table:style-name="Table2.A1" office:value-type="string">
            <text:p text:style-name="P17"><draw:frame draw:style-name="fr29" draw:name="graphics26" text:anchor-type="as-char" svg:width="1.9689in" svg:height="1.9543in" draw:z-index="27"><draw:image xlink:href="../images/warrior-4-tone-plugin.png" xlink:type="simple" xlink:show="embed" xlink:actuate="onLoad"/></draw:frame></text:p>
          </table:table-cell>
          <table:table-cell table:style-name="Table2.A1" office:value-type="string">
            <text:p text:style-name="P17"><draw:frame draw:style-name="fr29" draw:name="graphics27" text:anchor-type="as-char" svg:width="4.1665in" svg:height="2.7709in" draw:z-index="28"><draw:image xlink:href="../images/warrior-4.jpg" xlink:type="simple" xlink:show="embed" xlink:actuate="onLoad"/></draw:frame></text:p>
          </table:table-cell>
        </table:table-row>
      </table:table>
      <text:p text:style-name="Figure">Figure <text:sequence text:ref-name="refFigure25" text:name="Figure" text:formula="ooow:Figure+1" style:num-format="1">26</text:sequence>: Darkening the low L-values makes the subject pop up from the background</text:p>
      <text:p text:style-name="Standard"><text:change-end text:change-id="ct408926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Ubuntu" svg:font-family="Ubunt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in" fo:margin-right="0in" fo:margin-top="0.1965in" fo:margin-bottom="0.0984in" fo:text-indent="0in"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in" fo:margin-bottom="0.5902in"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in" fo:margin-right="0in" fo:margin-top="0.1575in" fo:margin-bottom="0.0783in" fo:hyphenation-ladder-count="no-limit" fo:text-indent="0in"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1in" fo:margin-bottom="1in"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master-page-name="">
      <style:paragraph-properties fo:margin-top="0.0799in" fo:margin-bottom="0.2in" fo:text-align="center" style:justify-single-word="false" style:page-number="auto"/>
      <style:text-properties fo:font-size="11pt" fo:letter-spacing="0.0138in"/>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next-style-name="Darktable_20_text" style:default-outline-level="" style:list-style-name="">
      <style:text-properties style:use-window-font-color="true" fo:font-weight="bold" style:font-weight-asian="bold" style:font-weight-complex="bold"/>
    </style:style>
    <style:style style:name="Frame_20_contents" style:display-name="Frame contents" style:family="paragraph" style:parent-style-name="Text_20_body" style:class="extra"/>
    <style:style style:name="Figure" style:family="paragraph" style:parent-style-name="Caption"/>
    <style:style style:name="Darktable_20_heading_20_4" style:display-name="Darktable heading 4" style:family="paragraph" style:parent-style-name="Darktable_20_text" style:next-style-name="Darktable_20_text">
      <style:paragraph-properties fo:margin-top="0.1575in" fo:margin-bottom="0.0783in"/>
      <style:text-properties style:font-name="Arial"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T22H54M38S</meta:editing-duration>
    <meta:editing-cycles>55</meta:editing-cycles>
    <meta:generator>LibreOffice/3.3$Unix LibreOffice_project/330m19$Build-202</meta:generator>
    <meta:initial-creator>Nicholas </meta:initial-creator>
    <dc:date>2011-07-18T23:50:27</dc:date>
    <dc:creator>Mario Latronico</dc:creator>
    <meta:document-statistic meta:table-count="4" meta:image-count="30" meta:object-count="0" meta:page-count="1" meta:paragraph-count="146" meta:word-count="3345" meta:character-count="18718"/>
  </office:meta>
</office:document-meta>
</file>